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37cm"/>
    </style:style>
    <style:style style:name="co2" style:family="table-column">
      <style:table-column-properties fo:break-before="auto" style:column-width="4.373cm"/>
    </style:style>
    <style:style style:name="co3" style:family="table-column">
      <style:table-column-properties fo:break-before="auto" style:column-width="0.889cm"/>
    </style:style>
    <style:style style:name="co4" style:family="table-column">
      <style:table-column-properties fo:break-before="auto" style:column-width="1.111cm"/>
    </style:style>
    <style:style style:name="co5" style:family="table-column">
      <style:table-column-properties fo:break-before="auto" style:column-width="1.055cm"/>
    </style:style>
    <style:style style:name="co6" style:family="table-column">
      <style:table-column-properties fo:break-before="auto" style:column-width="0.64cm"/>
    </style:style>
    <style:style style:name="co7" style:family="table-column">
      <style:table-column-properties fo:break-before="auto" style:column-width="22.116cm"/>
    </style:style>
    <style:style style:name="co8" style:family="table-column">
      <style:table-column-properties fo:break-before="auto" style:column-width="7.442cm"/>
    </style:style>
    <style:style style:name="co9" style:family="table-column">
      <style:table-column-properties fo:break-before="auto" style:column-width="24.633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52.0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style:font-name="Arial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9" table:default-cell-style-name="ce1"/>
        <table:table-column table:style-name="co10" table:number-columns-repeated="2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&lt;tr id="lecl"&gt;&lt;td id="lecc"&gt;</text:p>
          </table:table-cell>
          <table:table-cell office:value-type="string" calcext:value-type="string">
            <text:p>&lt;a class="lec" href=lec/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.pdf&gt;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&lt;/a&gt;</text:p>
          </table:table-cell>
          <table:table-cell office:value-type="string" calcext:value-type="string">
            <text:p><text:s/>- </text:p>
          </table:table-cell>
          <table:table-cell table:style-name="ce2" office:value-type="string" calcext:value-type="string">
            <text:p>Groupe opérant sur un ensemble : exemples et applications. </text:p>
          </table:table-cell>
          <table:table-cell office:value-type="string" calcext:value-type="string">
            <text:p>&lt;/td&gt;&lt;td id="lecc"&gt;&lt;a class="lec" href=lec/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.pdf&gt;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&lt;/a&gt;</text:p>
          </table:table-cell>
          <table:table-cell office:value-type="string" calcext:value-type="string">
            <text:p><text:s/>- </text:p>
          </table:table-cell>
          <table:table-cell table:style-name="ce2" office:value-type="string" calcext:value-type="string">
            <text:p>Espaces de fonctions. Exemples et applications. </text:p>
          </table:table-cell>
          <table:table-cell office:value-type="string" calcext:value-type="string">
            <text:p>&lt;/td&gt;&lt;/tr&gt;</text:p>
          </table:table-cell>
          <table:table-cell/>
          <table:table-cell table:formula="of:=CONCATENATE([.A1];[.B1];[.C1];[.D1];[.E1];[.F1];[.G1];[.H1];[.I1];[.J1];[.K1];[.L1];[.M1];[.N1];[.O1];[.P1])" office:value-type="string" office:string-value="&lt;tr id=&quot;lecl&quot;&gt;&lt;td id=&quot;lecc&quot;&gt;&lt;a class=&quot;lec&quot; href=lec/101.pdf&gt;101&lt;/a&gt; - Groupe opérant sur un ensemble : exemples et applications. &lt;/td&gt;&lt;td id=&quot;lecc&quot;&gt;&lt;a class=&quot;lec&quot; href=lec/201.pdf&gt;201&lt;/a&gt; - Espaces de fonctions. Exemples et applications. &lt;/td&gt;&lt;/tr&gt;" calcext:value-type="string">
            <text:p>&lt;tr id="lecl"&gt;&lt;td id="lecc"&gt;&lt;a class="lec" href=lec/101.pdf&gt;101&lt;/a&gt; - Groupe opérant sur un ensemble : exemples et applications. &lt;/td&gt;&lt;td id="lecc"&gt;&lt;a class="lec" href=lec/201.pdf&gt;201&lt;/a&gt; - Espaces de fonctions. Exemples et applications. &lt;/td&gt;&lt;/tr&gt;</text:p>
          </table:table-cell>
        </table:table-row>
        <table:table-row table:style-name="ro1">
          <table:table-cell office:value-type="string" calcext:value-type="string">
            <text:p>&lt;tr id="lecl"&gt;&lt;td id="lecc"&gt;</text:p>
          </table:table-cell>
          <table:table-cell office:value-type="string" calcext:value-type="string">
            <text:p>&lt;a class="lec" href=lec/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.pdf&gt;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&lt;/a&gt;</text:p>
          </table:table-cell>
          <table:table-cell office:value-type="string" calcext:value-type="string">
            <text:p><text:s/>- </text:p>
          </table:table-cell>
          <table:table-cell table:style-name="ce2" office:value-type="string" calcext:value-type="string">
            <text:p>Groupe des nombres complexes de module 1. Sous-groupe des racines de l'unité. Applications. </text:p>
          </table:table-cell>
          <table:table-cell office:value-type="string" calcext:value-type="string">
            <text:p>&lt;/td&gt;&lt;td id="lecc"&gt;&lt;a class="lec" href=lec/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.pdf&gt;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&lt;/a&gt;</text:p>
          </table:table-cell>
          <table:table-cell office:value-type="string" calcext:value-type="string">
            <text:p><text:s/>- </text:p>
          </table:table-cell>
          <table:table-cell table:style-name="ce2" office:value-type="string" calcext:value-type="string">
            <text:p>Utilisation de la notion de compacité. </text:p>
          </table:table-cell>
          <table:table-cell office:value-type="string" calcext:value-type="string">
            <text:p>&lt;/td&gt;&lt;/tr&gt;</text:p>
          </table:table-cell>
          <table:table-cell/>
          <table:table-cell table:formula="of:=CONCATENATE([.A2];[.B2];[.C2];[.D2];[.E2];[.F2];[.G2];[.H2];[.I2];[.J2];[.K2];[.L2];[.M2];[.N2];[.O2];[.P2])" office:value-type="string" office:string-value="&lt;tr id=&quot;lecl&quot;&gt;&lt;td id=&quot;lecc&quot;&gt;&lt;a class=&quot;lec&quot; href=lec/102.pdf&gt;102&lt;/a&gt; - Groupe des nombres complexes de module 1. Sous-groupe des racines de l'unité. Applications. &lt;/td&gt;&lt;td id=&quot;lecc&quot;&gt;&lt;a class=&quot;lec&quot; href=lec/203.pdf&gt;203&lt;/a&gt; - Utilisation de la notion de compacité. &lt;/td&gt;&lt;/tr&gt;" calcext:value-type="string">
            <text:p>&lt;tr id="lecl"&gt;&lt;td id="lecc"&gt;&lt;a class="lec" href=lec/102.pdf&gt;102&lt;/a&gt; - Groupe des nombres complexes de module 1. Sous-groupe des racines de l'unité. Applications. &lt;/td&gt;&lt;td id="lecc"&gt;&lt;a class="lec" href=lec/203.pdf&gt;203&lt;/a&gt; - Utilisation de la notion de compacité. &lt;/td&gt;&lt;/tr&gt;</text:p>
          </table:table-cell>
        </table:table-row>
        <table:table-row table:style-name="ro1">
          <table:table-cell office:value-type="string" calcext:value-type="string">
            <text:p>&lt;tr id="lecl"&gt;&lt;td id="lecc"&gt;</text:p>
          </table:table-cell>
          <table:table-cell office:value-type="string" calcext:value-type="string">
            <text:p>&lt;a class="lec" href=lec/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.pdf&gt;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&lt;/a&gt;</text:p>
          </table:table-cell>
          <table:table-cell office:value-type="string" calcext:value-type="string">
            <text:p><text:s/>- </text:p>
          </table:table-cell>
          <table:table-cell table:style-name="ce2" office:value-type="string" calcext:value-type="string">
            <text:p>Conjugaison dans un groupe. Exemple de sous-groupes distingués et de groupes quotients. Applications. </text:p>
          </table:table-cell>
          <table:table-cell office:value-type="string" calcext:value-type="string">
            <text:p>&lt;/td&gt;&lt;td id="lecc"&gt;&lt;a class="lec" href=lec/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.pdf&gt;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&lt;/a&gt;</text:p>
          </table:table-cell>
          <table:table-cell office:value-type="string" calcext:value-type="string">
            <text:p><text:s/>- </text:p>
          </table:table-cell>
          <table:table-cell table:style-name="ce2" office:value-type="string" calcext:value-type="string">
            <text:p>Connexité. Exemples et applications. </text:p>
          </table:table-cell>
          <table:table-cell office:value-type="string" calcext:value-type="string">
            <text:p>&lt;/td&gt;&lt;/tr&gt;</text:p>
          </table:table-cell>
          <table:table-cell/>
          <table:table-cell table:formula="of:=CONCATENATE([.A3];[.B3];[.C3];[.D3];[.E3];[.F3];[.G3];[.H3];[.I3];[.J3];[.K3];[.L3];[.M3];[.N3];[.O3];[.P3])" office:value-type="string" office:string-value="&lt;tr id=&quot;lecl&quot;&gt;&lt;td id=&quot;lecc&quot;&gt;&lt;a class=&quot;lec&quot; href=lec/103.pdf&gt;103&lt;/a&gt; - Conjugaison dans un groupe. Exemple de sous-groupes distingués et de groupes quotients. Applications. &lt;/td&gt;&lt;td id=&quot;lecc&quot;&gt;&lt;a class=&quot;lec&quot; href=lec/204.pdf&gt;204&lt;/a&gt; - Connexité. Exemples et applications. &lt;/td&gt;&lt;/tr&gt;" calcext:value-type="string">
            <text:p>&lt;tr id="lecl"&gt;&lt;td id="lecc"&gt;&lt;a class="lec" href=lec/103.pdf&gt;103&lt;/a&gt; - Conjugaison dans un groupe. Exemple de sous-groupes distingués et de groupes quotients. Applications. &lt;/td&gt;&lt;td id="lecc"&gt;&lt;a class="lec" href=lec/204.pdf&gt;204&lt;/a&gt; - Connexité. Exemples et applications. &lt;/td&gt;&lt;/tr&gt;</text:p>
          </table:table-cell>
        </table:table-row>
        <table:table-row table:style-name="ro1">
          <table:table-cell office:value-type="string" calcext:value-type="string">
            <text:p>&lt;tr id="lecl"&gt;&lt;td id="lecc"&gt;</text:p>
          </table:table-cell>
          <table:table-cell office:value-type="string" calcext:value-type="string">
            <text:p>&lt;a class="lec" href=lec/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.pdf&gt;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&lt;/a&gt;</text:p>
          </table:table-cell>
          <table:table-cell office:value-type="string" calcext:value-type="string">
            <text:p><text:s/>- </text:p>
          </table:table-cell>
          <table:table-cell table:style-name="ce2" office:value-type="string" calcext:value-type="string">
            <text:p>Groupes abéliens et non abéliens finis. Exemples et applications. </text:p>
          </table:table-cell>
          <table:table-cell office:value-type="string" calcext:value-type="string">
            <text:p>&lt;/td&gt;&lt;td id="lecc"&gt;&lt;a class="lec" href=lec/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.pdf&gt;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&lt;/a&gt;</text:p>
          </table:table-cell>
          <table:table-cell office:value-type="string" calcext:value-type="string">
            <text:p><text:s/>- </text:p>
          </table:table-cell>
          <table:table-cell table:style-name="ce2" office:value-type="string" calcext:value-type="string">
            <text:p>Espaces complets. Exemples et applications. </text:p>
          </table:table-cell>
          <table:table-cell office:value-type="string" calcext:value-type="string">
            <text:p>&lt;/td&gt;&lt;/tr&gt;</text:p>
          </table:table-cell>
          <table:table-cell/>
          <table:table-cell table:formula="of:=CONCATENATE([.A4];[.B4];[.C4];[.D4];[.E4];[.F4];[.G4];[.H4];[.I4];[.J4];[.K4];[.L4];[.M4];[.N4];[.O4];[.P4])" office:value-type="string" office:string-value="&lt;tr id=&quot;lecl&quot;&gt;&lt;td id=&quot;lecc&quot;&gt;&lt;a class=&quot;lec&quot; href=lec/104.pdf&gt;104&lt;/a&gt; - Groupes abéliens et non abéliens finis. Exemples et applications. &lt;/td&gt;&lt;td id=&quot;lecc&quot;&gt;&lt;a class=&quot;lec&quot; href=lec/205.pdf&gt;205&lt;/a&gt; - Espaces complets. Exemples et applications. &lt;/td&gt;&lt;/tr&gt;" calcext:value-type="string">
            <text:p>&lt;tr id="lecl"&gt;&lt;td id="lecc"&gt;&lt;a class="lec" href=lec/104.pdf&gt;104&lt;/a&gt; - Groupes abéliens et non abéliens finis. Exemples et applications. &lt;/td&gt;&lt;td id="lecc"&gt;&lt;a class="lec" href=lec/205.pdf&gt;205&lt;/a&gt; - Espaces complets. Exemples et applications. &lt;/td&gt;&lt;/tr&gt;</text:p>
          </table:table-cell>
        </table:table-row>
        <table:table-row table:style-name="ro1">
          <table:table-cell office:value-type="string" calcext:value-type="string">
            <text:p>&lt;tr id="lecl"&gt;&lt;td id="lecc"&gt;</text:p>
          </table:table-cell>
          <table:table-cell office:value-type="string" calcext:value-type="string">
            <text:p>&lt;a class="lec" href=lec/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.pdf&gt;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&lt;/a&gt;</text:p>
          </table:table-cell>
          <table:table-cell office:value-type="string" calcext:value-type="string">
            <text:p><text:s/>- </text:p>
          </table:table-cell>
          <table:table-cell table:style-name="ce2" office:value-type="string" calcext:value-type="string">
            <text:p>Groupe des permutations d'un ensemble fini. Applications. </text:p>
          </table:table-cell>
          <table:table-cell office:value-type="string" calcext:value-type="string">
            <text:p>&lt;/td&gt;&lt;td id="lecc"&gt;&lt;a class="lec" href=lec/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.pdf&gt;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&lt;/a&gt;</text:p>
          </table:table-cell>
          <table:table-cell office:value-type="string" calcext:value-type="string">
            <text:p><text:s/>- </text:p>
          </table:table-cell>
          <table:table-cell table:style-name="ce2" office:value-type="string" calcext:value-type="string">
            <text:p>Prolongement de fonctions. Exemples et applications. </text:p>
          </table:table-cell>
          <table:table-cell office:value-type="string" calcext:value-type="string">
            <text:p>&lt;/td&gt;&lt;/tr&gt;</text:p>
          </table:table-cell>
          <table:table-cell/>
          <table:table-cell table:formula="of:=CONCATENATE([.A5];[.B5];[.C5];[.D5];[.E5];[.F5];[.G5];[.H5];[.I5];[.J5];[.K5];[.L5];[.M5];[.N5];[.O5];[.P5])" office:value-type="string" office:string-value="&lt;tr id=&quot;lecl&quot;&gt;&lt;td id=&quot;lecc&quot;&gt;&lt;a class=&quot;lec&quot; href=lec/105.pdf&gt;105&lt;/a&gt; - Groupe des permutations d'un ensemble fini. Applications. &lt;/td&gt;&lt;td id=&quot;lecc&quot;&gt;&lt;a class=&quot;lec&quot; href=lec/207.pdf&gt;207&lt;/a&gt; - Prolongement de fonctions. Exemples et applications. &lt;/td&gt;&lt;/tr&gt;" calcext:value-type="string">
            <text:p>&lt;tr id="lecl"&gt;&lt;td id="lecc"&gt;&lt;a class="lec" href=lec/105.pdf&gt;105&lt;/a&gt; - Groupe des permutations d'un ensemble fini. Applications. &lt;/td&gt;&lt;td id="lecc"&gt;&lt;a class="lec" href=lec/207.pdf&gt;207&lt;/a&gt; - Prolongement de fonctions. Exemples et applications. &lt;/td&gt;&lt;/tr&gt;</text:p>
          </table:table-cell>
        </table:table-row>
        <table:table-row table:style-name="ro1">
          <table:table-cell office:value-type="string" calcext:value-type="string">
            <text:p>&lt;tr id="lecl"&gt;&lt;td id="lecc"&gt;</text:p>
          </table:table-cell>
          <table:table-cell office:value-type="string" calcext:value-type="string">
            <text:p>&lt;a class="lec" href=lec/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.pdf&gt;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&lt;/a&gt;</text:p>
          </table:table-cell>
          <table:table-cell office:value-type="string" calcext:value-type="string">
            <text:p><text:s/>- </text:p>
          </table:table-cell>
          <table:table-cell table:style-name="ce2" office:value-type="string" calcext:value-type="string">
            <text:p>Groupe linéaire d'un espace vectoriel de dimension finie E, sous-groupes de GL(E). Applications. </text:p>
          </table:table-cell>
          <table:table-cell office:value-type="string" calcext:value-type="string">
            <text:p>&lt;/td&gt;&lt;td id="lecc"&gt;&lt;a class="lec" href=lec/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.pdf&gt;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&lt;/a&gt;</text:p>
          </table:table-cell>
          <table:table-cell office:value-type="string" calcext:value-type="string">
            <text:p><text:s/>- </text:p>
          </table:table-cell>
          <table:table-cell table:style-name="ce2" office:value-type="string" calcext:value-type="string">
            <text:p>Espaces vectoriels normés, applications linéaires continues. Exemples. </text:p>
          </table:table-cell>
          <table:table-cell office:value-type="string" calcext:value-type="string">
            <text:p>&lt;/td&gt;&lt;/tr&gt;</text:p>
          </table:table-cell>
          <table:table-cell/>
          <table:table-cell table:formula="of:=CONCATENATE([.A6];[.B6];[.C6];[.D6];[.E6];[.F6];[.G6];[.H6];[.I6];[.J6];[.K6];[.L6];[.M6];[.N6];[.O6];[.P6])" office:value-type="string" office:string-value="&lt;tr id=&quot;lecl&quot;&gt;&lt;td id=&quot;lecc&quot;&gt;&lt;a class=&quot;lec&quot; href=lec/106.pdf&gt;106&lt;/a&gt; - Groupe linéaire d'un espace vectoriel de dimension finie E, sous-groupes de GL(E). Applications. &lt;/td&gt;&lt;td id=&quot;lecc&quot;&gt;&lt;a class=&quot;lec&quot; href=lec/208.pdf&gt;208&lt;/a&gt; - Espaces vectoriels normés, applications linéaires continues. Exemples. &lt;/td&gt;&lt;/tr&gt;" calcext:value-type="string">
            <text:p>&lt;tr id="lecl"&gt;&lt;td id="lecc"&gt;&lt;a class="lec" href=lec/106.pdf&gt;106&lt;/a&gt; - Groupe linéaire d'un espace vectoriel de dimension finie E, sous-groupes de GL(E). Applications. &lt;/td&gt;&lt;td id="lecc"&gt;&lt;a class="lec" href=lec/208.pdf&gt;208&lt;/a&gt; - Espaces vectoriels normés, applications linéaires continues. Exemples. &lt;/td&gt;&lt;/tr&gt;</text:p>
          </table:table-cell>
        </table:table-row>
        <table:table-row table:style-name="ro1">
          <table:table-cell office:value-type="string" calcext:value-type="string">
            <text:p>&lt;tr id="lecl"&gt;&lt;td id="lecc"&gt;</text:p>
          </table:table-cell>
          <table:table-cell office:value-type="string" calcext:value-type="string">
            <text:p>&lt;a class="lec" href=lec/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.pdf&gt;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&lt;/a&gt;</text:p>
          </table:table-cell>
          <table:table-cell office:value-type="string" calcext:value-type="string">
            <text:p><text:s/>- </text:p>
          </table:table-cell>
          <table:table-cell table:style-name="ce2" office:value-type="string" calcext:value-type="string">
            <text:p>Représentations et caractères d'un groupe fini sur un C-espace vectoriel. Exemples. </text:p>
          </table:table-cell>
          <table:table-cell office:value-type="string" calcext:value-type="string">
            <text:p>&lt;/td&gt;&lt;td id="lecc"&gt;&lt;a class="lec" href=lec/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.pdf&gt;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&lt;/a&gt;</text:p>
          </table:table-cell>
          <table:table-cell office:value-type="string" calcext:value-type="string">
            <text:p><text:s/>- </text:p>
          </table:table-cell>
          <table:table-cell table:style-name="ce2" office:value-type="string" calcext:value-type="string">
            <text:p>Approximation d'une fonction par des fonctions régulières. Exemples et applications. </text:p>
          </table:table-cell>
          <table:table-cell office:value-type="string" calcext:value-type="string">
            <text:p>&lt;/td&gt;&lt;/tr&gt;</text:p>
          </table:table-cell>
          <table:table-cell/>
          <table:table-cell table:formula="of:=CONCATENATE([.A7];[.B7];[.C7];[.D7];[.E7];[.F7];[.G7];[.H7];[.I7];[.J7];[.K7];[.L7];[.M7];[.N7];[.O7];[.P7])" office:value-type="string" office:string-value="&lt;tr id=&quot;lecl&quot;&gt;&lt;td id=&quot;lecc&quot;&gt;&lt;a class=&quot;lec&quot; href=lec/107.pdf&gt;107&lt;/a&gt; - Représentations et caractères d'un groupe fini sur un C-espace vectoriel. Exemples. &lt;/td&gt;&lt;td id=&quot;lecc&quot;&gt;&lt;a class=&quot;lec&quot; href=lec/209.pdf&gt;209&lt;/a&gt; - Approximation d'une fonction par des fonctions régulières. Exemples et applications. &lt;/td&gt;&lt;/tr&gt;" calcext:value-type="string">
            <text:p>&lt;tr id="lecl"&gt;&lt;td id="lecc"&gt;&lt;a class="lec" href=lec/107.pdf&gt;107&lt;/a&gt; - Représentations et caractères d'un groupe fini sur un C-espace vectoriel. Exemples. &lt;/td&gt;&lt;td id="lecc"&gt;&lt;a class="lec" href=lec/209.pdf&gt;209&lt;/a&gt; - Approximation d'une fonction par des fonctions régulières. Exemples et applications. &lt;/td&gt;&lt;/tr&gt;</text:p>
          </table:table-cell>
        </table:table-row>
        <table:table-row table:style-name="ro1">
          <table:table-cell office:value-type="string" calcext:value-type="string">
            <text:p>&lt;tr id="lecl"&gt;&lt;td id="lecc"&gt;</text:p>
          </table:table-cell>
          <table:table-cell office:value-type="string" calcext:value-type="string">
            <text:p>&lt;a class="lec" href=lec/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.pdf&gt;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&lt;/a&gt;</text:p>
          </table:table-cell>
          <table:table-cell office:value-type="string" calcext:value-type="string">
            <text:p><text:s/>- </text:p>
          </table:table-cell>
          <table:table-cell table:style-name="ce2" office:value-type="string" calcext:value-type="string">
            <text:p>Exemples de parties génératrices d'un groupe. Applications. </text:p>
          </table:table-cell>
          <table:table-cell office:value-type="string" calcext:value-type="string">
            <text:p>&lt;/td&gt;&lt;td id="lecc"&gt;&lt;a class="lec" href=lec/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.pdf&gt;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&lt;/a&gt;</text:p>
          </table:table-cell>
          <table:table-cell office:value-type="string" calcext:value-type="string">
            <text:p><text:s/>- </text:p>
          </table:table-cell>
          <table:table-cell table:style-name="ce2" office:value-type="string" calcext:value-type="string">
            <text:p>Espaces de Hilbert. Bases hilbertiennes. Exemples et applications. </text:p>
          </table:table-cell>
          <table:table-cell office:value-type="string" calcext:value-type="string">
            <text:p>&lt;/td&gt;&lt;/tr&gt;</text:p>
          </table:table-cell>
          <table:table-cell/>
          <table:table-cell table:formula="of:=CONCATENATE([.A8];[.B8];[.C8];[.D8];[.E8];[.F8];[.G8];[.H8];[.I8];[.J8];[.K8];[.L8];[.M8];[.N8];[.O8];[.P8])" office:value-type="string" office:string-value="&lt;tr id=&quot;lecl&quot;&gt;&lt;td id=&quot;lecc&quot;&gt;&lt;a class=&quot;lec&quot; href=lec/108.pdf&gt;108&lt;/a&gt; - Exemples de parties génératrices d'un groupe. Applications. &lt;/td&gt;&lt;td id=&quot;lecc&quot;&gt;&lt;a class=&quot;lec&quot; href=lec/213.pdf&gt;213&lt;/a&gt; - Espaces de Hilbert. Bases hilbertiennes. Exemples et applications. &lt;/td&gt;&lt;/tr&gt;" calcext:value-type="string">
            <text:p>&lt;tr id="lecl"&gt;&lt;td id="lecc"&gt;&lt;a class="lec" href=lec/108.pdf&gt;108&lt;/a&gt; - Exemples de parties génératrices d'un groupe. Applications. &lt;/td&gt;&lt;td id="lecc"&gt;&lt;a class="lec" href=lec/213.pdf&gt;213&lt;/a&gt; - Espaces de Hilbert. Bases hilbertiennes. Exemples et applications. &lt;/td&gt;&lt;/tr&gt;</text:p>
          </table:table-cell>
        </table:table-row>
        <table:table-row table:style-name="ro1">
          <table:table-cell office:value-type="string" calcext:value-type="string">
            <text:p>&lt;tr id="lecl"&gt;&lt;td id="lecc"&gt;</text:p>
          </table:table-cell>
          <table:table-cell office:value-type="string" calcext:value-type="string">
            <text:p>&lt;a class="lec" href=lec/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.pdf&gt;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&lt;/a&gt;</text:p>
          </table:table-cell>
          <table:table-cell office:value-type="string" calcext:value-type="string">
            <text:p><text:s/>- </text:p>
          </table:table-cell>
          <table:table-cell table:style-name="ce2" office:value-type="string" calcext:value-type="string">
            <text:p>Anneaux Z/nZ. Applications. </text:p>
          </table:table-cell>
          <table:table-cell office:value-type="string" calcext:value-type="string">
            <text:p>&lt;/td&gt;&lt;td id="lecc"&gt;&lt;a class="lec" href=lec/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.pdf&gt;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&lt;/a&gt;</text:p>
          </table:table-cell>
          <table:table-cell office:value-type="string" calcext:value-type="string">
            <text:p><text:s/>- </text:p>
          </table:table-cell>
          <table:table-cell table:style-name="ce2" office:value-type="string" calcext:value-type="string">
            <text:p>Théorème d'inversion locale, théorème des fonctions implicites. Exemples et applications en analyse et en géométrie. </text:p>
          </table:table-cell>
          <table:table-cell office:value-type="string" calcext:value-type="string">
            <text:p>&lt;/td&gt;&lt;/tr&gt;</text:p>
          </table:table-cell>
          <table:table-cell/>
          <table:table-cell table:formula="of:=CONCATENATE([.A9];[.B9];[.C9];[.D9];[.E9];[.F9];[.G9];[.H9];[.I9];[.J9];[.K9];[.L9];[.M9];[.N9];[.O9];[.P9])" office:value-type="string" office:string-value="&lt;tr id=&quot;lecl&quot;&gt;&lt;td id=&quot;lecc&quot;&gt;&lt;a class=&quot;lec&quot; href=lec/120.pdf&gt;120&lt;/a&gt; - Anneaux Z/nZ. Applications. &lt;/td&gt;&lt;td id=&quot;lecc&quot;&gt;&lt;a class=&quot;lec&quot; href=lec/214.pdf&gt;214&lt;/a&gt; - Théorème d'inversion locale, théorème des fonctions implicites. Exemples et applications en analyse et en géométrie. &lt;/td&gt;&lt;/tr&gt;" calcext:value-type="string">
            <text:p>&lt;tr id="lecl"&gt;&lt;td id="lecc"&gt;&lt;a class="lec" href=lec/120.pdf&gt;120&lt;/a&gt; - Anneaux Z/nZ. Applications. &lt;/td&gt;&lt;td id="lecc"&gt;&lt;a class="lec" href=lec/214.pdf&gt;214&lt;/a&gt; - Théorème d'inversion locale, théorème des fonctions implicites. Exemples et applications en analyse et en géométrie. &lt;/td&gt;&lt;/tr&gt;</text:p>
          </table:table-cell>
        </table:table-row>
        <table:table-row table:style-name="ro1">
          <table:table-cell office:value-type="string" calcext:value-type="string">
            <text:p>&lt;tr id="lecl"&gt;&lt;td id="lecc"&gt;</text:p>
          </table:table-cell>
          <table:table-cell office:value-type="string" calcext:value-type="string">
            <text:p>&lt;a class="lec" href=lec/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.pdf&gt;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&lt;/a&gt;</text:p>
          </table:table-cell>
          <table:table-cell office:value-type="string" calcext:value-type="string">
            <text:p><text:s/>- </text:p>
          </table:table-cell>
          <table:table-cell table:style-name="ce2" office:value-type="string" calcext:value-type="string">
            <text:p>Nombres premiers. Applications. </text:p>
          </table:table-cell>
          <table:table-cell office:value-type="string" calcext:value-type="string">
            <text:p>&lt;/td&gt;&lt;td id="lecc"&gt;&lt;a class="lec" href=lec/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.pdf&gt;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&lt;/a&gt;</text:p>
          </table:table-cell>
          <table:table-cell office:value-type="string" calcext:value-type="string">
            <text:p><text:s/>- </text:p>
          </table:table-cell>
          <table:table-cell table:style-name="ce2" office:value-type="string" calcext:value-type="string">
            <text:p>Applications différentiables définies sur un ouvert de R^n. Exemples et applications. </text:p>
          </table:table-cell>
          <table:table-cell office:value-type="string" calcext:value-type="string">
            <text:p>&lt;/td&gt;&lt;/tr&gt;</text:p>
          </table:table-cell>
          <table:table-cell/>
          <table:table-cell table:formula="of:=CONCATENATE([.A10];[.B10];[.C10];[.D10];[.E10];[.F10];[.G10];[.H10];[.I10];[.J10];[.K10];[.L10];[.M10];[.N10];[.O10];[.P10])" office:value-type="string" office:string-value="&lt;tr id=&quot;lecl&quot;&gt;&lt;td id=&quot;lecc&quot;&gt;&lt;a class=&quot;lec&quot; href=lec/121.pdf&gt;121&lt;/a&gt; - Nombres premiers. Applications. &lt;/td&gt;&lt;td id=&quot;lecc&quot;&gt;&lt;a class=&quot;lec&quot; href=lec/215.pdf&gt;215&lt;/a&gt; - Applications différentiables définies sur un ouvert de R^n. Exemples et applications. &lt;/td&gt;&lt;/tr&gt;" calcext:value-type="string">
            <text:p>&lt;tr id="lecl"&gt;&lt;td id="lecc"&gt;&lt;a class="lec" href=lec/121.pdf&gt;121&lt;/a&gt; - Nombres premiers. Applications. &lt;/td&gt;&lt;td id="lecc"&gt;&lt;a class="lec" href=lec/215.pdf&gt;215&lt;/a&gt; - Applications différentiables définies sur un ouvert de R^n. Exemples et applications. &lt;/td&gt;&lt;/tr&gt;</text:p>
          </table:table-cell>
        </table:table-row>
        <table:table-row table:style-name="ro1">
          <table:table-cell office:value-type="string" calcext:value-type="string">
            <text:p>&lt;tr id="lecl"&gt;&lt;td id="lecc"&gt;</text:p>
          </table:table-cell>
          <table:table-cell office:value-type="string" calcext:value-type="string">
            <text:p>&lt;a class="lec" href=lec/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.pdf&gt;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&lt;/a&gt;</text:p>
          </table:table-cell>
          <table:table-cell office:value-type="string" calcext:value-type="string">
            <text:p><text:s/>- </text:p>
          </table:table-cell>
          <table:table-cell table:style-name="ce2" office:value-type="string" calcext:value-type="string">
            <text:p>Anneaux principaux. Applications. </text:p>
          </table:table-cell>
          <table:table-cell office:value-type="string" calcext:value-type="string">
            <text:p>&lt;/td&gt;&lt;td id="lecc"&gt;&lt;a class="lec" href=lec/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.pdf&gt;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&lt;/a&gt;</text:p>
          </table:table-cell>
          <table:table-cell office:value-type="string" calcext:value-type="string">
            <text:p><text:s/>- </text:p>
          </table:table-cell>
          <table:table-cell table:style-name="ce2" office:value-type="string" calcext:value-type="string">
            <text:p>Extremums : existence, caractérisation, recherche. Exemples et applications. </text:p>
          </table:table-cell>
          <table:table-cell office:value-type="string" calcext:value-type="string">
            <text:p>&lt;/td&gt;&lt;/tr&gt;</text:p>
          </table:table-cell>
          <table:table-cell/>
          <table:table-cell table:formula="of:=CONCATENATE([.A11];[.B11];[.C11];[.D11];[.E11];[.F11];[.G11];[.H11];[.I11];[.J11];[.K11];[.L11];[.M11];[.N11];[.O11];[.P11])" office:value-type="string" office:string-value="&lt;tr id=&quot;lecl&quot;&gt;&lt;td id=&quot;lecc&quot;&gt;&lt;a class=&quot;lec&quot; href=lec/122.pdf&gt;122&lt;/a&gt; - Anneaux principaux. Applications. &lt;/td&gt;&lt;td id=&quot;lecc&quot;&gt;&lt;a class=&quot;lec&quot; href=lec/219.pdf&gt;219&lt;/a&gt; - Extremums : existence, caractérisation, recherche. Exemples et applications. &lt;/td&gt;&lt;/tr&gt;" calcext:value-type="string">
            <text:p>&lt;tr id="lecl"&gt;&lt;td id="lecc"&gt;&lt;a class="lec" href=lec/122.pdf&gt;122&lt;/a&gt; - Anneaux principaux. Applications. &lt;/td&gt;&lt;td id="lecc"&gt;&lt;a class="lec" href=lec/219.pdf&gt;219&lt;/a&gt; - Extremums : existence, caractérisation, recherche. Exemples et applications. &lt;/td&gt;&lt;/tr&gt;</text:p>
          </table:table-cell>
        </table:table-row>
        <table:table-row table:style-name="ro1">
          <table:table-cell office:value-type="string" calcext:value-type="string">
            <text:p>&lt;tr id="lecl"&gt;&lt;td id="lecc"&gt;</text:p>
          </table:table-cell>
          <table:table-cell office:value-type="string" calcext:value-type="string">
            <text:p>&lt;a class="lec" href=lec/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.pdf&gt;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&lt;/a&gt;</text:p>
          </table:table-cell>
          <table:table-cell office:value-type="string" calcext:value-type="string">
            <text:p><text:s/>- </text:p>
          </table:table-cell>
          <table:table-cell table:style-name="ce2" office:value-type="string" calcext:value-type="string">
            <text:p>Corps finis. Applications. </text:p>
          </table:table-cell>
          <table:table-cell office:value-type="string" calcext:value-type="string">
            <text:p>&lt;/td&gt;&lt;td id="lecc"&gt;&lt;a class="lec" href=lec/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.pdf&gt;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&lt;/a&gt;</text:p>
          </table:table-cell>
          <table:table-cell office:value-type="string" calcext:value-type="string">
            <text:p><text:s/>- </text:p>
          </table:table-cell>
          <table:table-cell table:style-name="ce2" office:value-type="string" calcext:value-type="string">
            <text:p>Équations différentielles ordinaires. Exemples de résolution et d'études de solutions en dimension 1 et 2. </text:p>
          </table:table-cell>
          <table:table-cell office:value-type="string" calcext:value-type="string">
            <text:p>&lt;/td&gt;&lt;/tr&gt;</text:p>
          </table:table-cell>
          <table:table-cell/>
          <table:table-cell table:formula="of:=CONCATENATE([.A12];[.B12];[.C12];[.D12];[.E12];[.F12];[.G12];[.H12];[.I12];[.J12];[.K12];[.L12];[.M12];[.N12];[.O12];[.P12])" office:value-type="string" office:string-value="&lt;tr id=&quot;lecl&quot;&gt;&lt;td id=&quot;lecc&quot;&gt;&lt;a class=&quot;lec&quot; href=lec/123.pdf&gt;123&lt;/a&gt; - Corps finis. Applications. &lt;/td&gt;&lt;td id=&quot;lecc&quot;&gt;&lt;a class=&quot;lec&quot; href=lec/220.pdf&gt;220&lt;/a&gt; - Équations différentielles ordinaires. Exemples de résolution et d'études de solutions en dimension 1 et 2. &lt;/td&gt;&lt;/tr&gt;" calcext:value-type="string">
            <text:p>&lt;tr id="lecl"&gt;&lt;td id="lecc"&gt;&lt;a class="lec" href=lec/123.pdf&gt;123&lt;/a&gt; - Corps finis. Applications. &lt;/td&gt;&lt;td id="lecc"&gt;&lt;a class="lec" href=lec/220.pdf&gt;220&lt;/a&gt; - Équations différentielles ordinaires. Exemples de résolution et d'études de solutions en dimension 1 et 2. &lt;/td&gt;&lt;/tr&gt;</text:p>
          </table:table-cell>
        </table:table-row>
        <table:table-row table:style-name="ro1">
          <table:table-cell office:value-type="string" calcext:value-type="string">
            <text:p>&lt;tr id="lecl"&gt;&lt;td id="lecc"&gt;</text:p>
          </table:table-cell>
          <table:table-cell office:value-type="string" calcext:value-type="string">
            <text:p>&lt;a class="lec" href=lec/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.pdf&gt;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&lt;/a&gt;</text:p>
          </table:table-cell>
          <table:table-cell office:value-type="string" calcext:value-type="string">
            <text:p><text:s/>- </text:p>
          </table:table-cell>
          <table:table-cell table:style-name="ce2" office:value-type="string" calcext:value-type="string">
            <text:p>Extensions de corps. Exemples et applications. </text:p>
          </table:table-cell>
          <table:table-cell office:value-type="string" calcext:value-type="string">
            <text:p>&lt;/td&gt;&lt;td id="lecc"&gt;&lt;a class="lec" href=lec/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.pdf&gt;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&lt;/a&gt;</text:p>
          </table:table-cell>
          <table:table-cell office:value-type="string" calcext:value-type="string">
            <text:p><text:s/>- </text:p>
          </table:table-cell>
          <table:table-cell table:style-name="ce2" office:value-type="string" calcext:value-type="string">
            <text:p>Équations différentielles linéaires. Systèmes d'équations différentielles linéaires. Exemples et applications. </text:p>
          </table:table-cell>
          <table:table-cell office:value-type="string" calcext:value-type="string">
            <text:p>&lt;/td&gt;&lt;/tr&gt;</text:p>
          </table:table-cell>
          <table:table-cell/>
          <table:table-cell table:formula="of:=CONCATENATE([.A13];[.B13];[.C13];[.D13];[.E13];[.F13];[.G13];[.H13];[.I13];[.J13];[.K13];[.L13];[.M13];[.N13];[.O13];[.P13])" office:value-type="string" office:string-value="&lt;tr id=&quot;lecl&quot;&gt;&lt;td id=&quot;lecc&quot;&gt;&lt;a class=&quot;lec&quot; href=lec/125.pdf&gt;125&lt;/a&gt; - Extensions de corps. Exemples et applications. &lt;/td&gt;&lt;td id=&quot;lecc&quot;&gt;&lt;a class=&quot;lec&quot; href=lec/221.pdf&gt;221&lt;/a&gt; - Équations différentielles linéaires. Systèmes d'équations différentielles linéaires. Exemples et applications. &lt;/td&gt;&lt;/tr&gt;" calcext:value-type="string">
            <text:p>&lt;tr id="lecl"&gt;&lt;td id="lecc"&gt;&lt;a class="lec" href=lec/125.pdf&gt;125&lt;/a&gt; - Extensions de corps. Exemples et applications. &lt;/td&gt;&lt;td id="lecc"&gt;&lt;a class="lec" href=lec/221.pdf&gt;221&lt;/a&gt; - Équations différentielles linéaires. Systèmes d'équations différentielles linéaires. Exemples et applications. &lt;/td&gt;&lt;/tr&gt;</text:p>
          </table:table-cell>
        </table:table-row>
        <table:table-row table:style-name="ro1">
          <table:table-cell office:value-type="string" calcext:value-type="string">
            <text:p>&lt;tr id="lecl"&gt;&lt;td id="lecc"&gt;</text:p>
          </table:table-cell>
          <table:table-cell office:value-type="string" calcext:value-type="string">
            <text:p>&lt;a class="lec" href=lec/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.pdf&gt;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&lt;/a&gt;</text:p>
          </table:table-cell>
          <table:table-cell office:value-type="string" calcext:value-type="string">
            <text:p><text:s/>- </text:p>
          </table:table-cell>
          <table:table-cell table:style-name="ce2" office:value-type="string" calcext:value-type="string">
            <text:p>Exemples d'équations en arithmétique. </text:p>
          </table:table-cell>
          <table:table-cell office:value-type="string" calcext:value-type="string">
            <text:p>&lt;/td&gt;&lt;td id="lecc"&gt;&lt;a class="lec" href=<text:a xlink:href="https://i.pinimg.com/originals/64/7b/b8/647bb8dcc4a4de55a3e8774418262afa.gif" xlink:type="simple">https://i.pinimg.com/originals/64/7b/b8/647bb8dcc4a4de55a3e8774418262afa.gif</text:a>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.pdf&gt;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&lt;/a&gt;</text:p>
          </table:table-cell>
          <table:table-cell office:value-type="string" calcext:value-type="string">
            <text:p><text:s/>- </text:p>
          </table:table-cell>
          <table:table-cell table:style-name="ce2" office:value-type="string" calcext:value-type="string">
            <text:p>Impasse </text:p>
          </table:table-cell>
          <table:table-cell office:value-type="string" calcext:value-type="string">
            <text:p>&lt;/td&gt;&lt;/tr&gt;</text:p>
          </table:table-cell>
          <table:table-cell/>
          <table:table-cell table:formula="of:=CONCATENATE([.A14];[.B14];[.C14];[.D14];[.E14];[.F14];[.G14];[.H14];[.I14];[.J14];[.K14];[.L14];[.M14];[.N14];[.O14];[.P14])" office:value-type="string" office:string-value="&lt;tr id=&quot;lecl&quot;&gt;&lt;td id=&quot;lecc&quot;&gt;&lt;a class=&quot;lec&quot; href=lec/126.pdf&gt;126&lt;/a&gt; - Exemples d'équations en arithmétique. &lt;/td&gt;&lt;td id=&quot;lecc&quot;&gt;&lt;a class=&quot;lec&quot; href=https://i.pinimg.com/originals/64/7b/b8/647bb8dcc4a4de55a3e8774418262afa.gif222.pdf&gt;222&lt;/a&gt; - Impasse &lt;/td&gt;&lt;/tr&gt;" calcext:value-type="string">
            <text:p>&lt;tr id="lecl"&gt;&lt;td id="lecc"&gt;&lt;a class="lec" href=lec/126.pdf&gt;126&lt;/a&gt; - Exemples d'équations en arithmétique. &lt;/td&gt;&lt;td id="lecc"&gt;&lt;a class="lec" href=https://i.pinimg.com/originals/64/7b/b8/647bb8dcc4a4de55a3e8774418262afa.gif222.pdf&gt;222&lt;/a&gt; - Impasse &lt;/td&gt;&lt;/tr&gt;</text:p>
          </table:table-cell>
        </table:table-row>
        <table:table-row table:style-name="ro1">
          <table:table-cell office:value-type="string" calcext:value-type="string">
            <text:p>&lt;tr id="lecl"&gt;&lt;td id="lecc"&gt;</text:p>
          </table:table-cell>
          <table:table-cell office:value-type="string" calcext:value-type="string">
            <text:p>&lt;a class="lec" href=lec/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.pdf&gt;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&lt;/a&gt;</text:p>
          </table:table-cell>
          <table:table-cell office:value-type="string" calcext:value-type="string">
            <text:p><text:s/>- </text:p>
          </table:table-cell>
          <table:table-cell table:style-name="ce2" office:value-type="string" calcext:value-type="string">
            <text:p>Polynômes irréductibles à une indéterminée. Corps de rupture. Exemples et applications. </text:p>
          </table:table-cell>
          <table:table-cell office:value-type="string" calcext:value-type="string">
            <text:p>&lt;/td&gt;&lt;td id="lecc"&gt;&lt;a class="lec" href=lec/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.pdf&gt;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&lt;/a&gt;</text:p>
          </table:table-cell>
          <table:table-cell office:value-type="string" calcext:value-type="string">
            <text:p><text:s/>- </text:p>
          </table:table-cell>
          <table:table-cell table:style-name="ce2" office:value-type="string" calcext:value-type="string">
            <text:p>Suites numériques. Convergence, valeurs d'adhérence. Exemples et applications. </text:p>
          </table:table-cell>
          <table:table-cell office:value-type="string" calcext:value-type="string">
            <text:p>&lt;/td&gt;&lt;/tr&gt;</text:p>
          </table:table-cell>
          <table:table-cell/>
          <table:table-cell table:formula="of:=CONCATENATE([.A15];[.B15];[.C15];[.D15];[.E15];[.F15];[.G15];[.H15];[.I15];[.J15];[.K15];[.L15];[.M15];[.N15];[.O15];[.P15])" office:value-type="string" office:string-value="&lt;tr id=&quot;lecl&quot;&gt;&lt;td id=&quot;lecc&quot;&gt;&lt;a class=&quot;lec&quot; href=lec/141.pdf&gt;141&lt;/a&gt; - Polynômes irréductibles à une indéterminée. Corps de rupture. Exemples et applications. &lt;/td&gt;&lt;td id=&quot;lecc&quot;&gt;&lt;a class=&quot;lec&quot; href=lec/223.pdf&gt;223&lt;/a&gt; - Suites numériques. Convergence, valeurs d'adhérence. Exemples et applications. &lt;/td&gt;&lt;/tr&gt;" calcext:value-type="string">
            <text:p>&lt;tr id="lecl"&gt;&lt;td id="lecc"&gt;&lt;a class="lec" href=lec/141.pdf&gt;141&lt;/a&gt; - Polynômes irréductibles à une indéterminée. Corps de rupture. Exemples et applications. &lt;/td&gt;&lt;td id="lecc"&gt;&lt;a class="lec" href=lec/223.pdf&gt;223&lt;/a&gt; - Suites numériques. Convergence, valeurs d'adhérence. Exemples et applications. &lt;/td&gt;&lt;/tr&gt;</text:p>
          </table:table-cell>
        </table:table-row>
        <table:table-row table:style-name="ro1">
          <table:table-cell office:value-type="string" calcext:value-type="string">
            <text:p>&lt;tr id="lecl"&gt;&lt;td id="lecc"&gt;</text:p>
          </table:table-cell>
          <table:table-cell office:value-type="string" calcext:value-type="string">
            <text:p>&lt;a class="lec" href=<text:a xlink:href="https://i.pinimg.com/originals/64/7b/b8/647bb8dcc4a4de55a3e8774418262afa.gif" xlink:type="simple">https://i.pinimg.com/originals/64/7b/b8/647bb8dcc4a4de55a3e8774418262afa.gif</text:a>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.pdf&gt;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&lt;/a&gt;</text:p>
          </table:table-cell>
          <table:table-cell office:value-type="string" calcext:value-type="string">
            <text:p><text:s/>- </text:p>
          </table:table-cell>
          <table:table-cell table:style-name="ce2" office:value-type="string" calcext:value-type="string">
            <text:p>Impasse. </text:p>
          </table:table-cell>
          <table:table-cell office:value-type="string" calcext:value-type="string">
            <text:p>&lt;/td&gt;&lt;td id="lecc"&gt;&lt;a class="lec" href=lec/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.pdf&gt;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&lt;/a&gt;</text:p>
          </table:table-cell>
          <table:table-cell office:value-type="string" calcext:value-type="string">
            <text:p><text:s/>- </text:p>
          </table:table-cell>
          <table:table-cell table:style-name="ce2" office:value-type="string" calcext:value-type="string">
            <text:p>Suites vectorielles et réelles définies par une relation de récurrence u_{n+1}=f(u_n). Exemples. Applications à la résolution approchée d'équations. </text:p>
          </table:table-cell>
          <table:table-cell office:value-type="string" calcext:value-type="string">
            <text:p>&lt;/td&gt;&lt;/tr&gt;</text:p>
          </table:table-cell>
          <table:table-cell/>
          <table:table-cell table:formula="of:=CONCATENATE([.A16];[.B16];[.C16];[.D16];[.E16];[.F16];[.G16];[.H16];[.I16];[.J16];[.K16];[.L16];[.M16];[.N16];[.O16];[.P16])" office:value-type="string" office:string-value="&lt;tr id=&quot;lecl&quot;&gt;&lt;td id=&quot;lecc&quot;&gt;&lt;a class=&quot;lec&quot; href=https://i.pinimg.com/originals/64/7b/b8/647bb8dcc4a4de55a3e8774418262afa.gif142.pdf&gt;142&lt;/a&gt; - Impasse. &lt;/td&gt;&lt;td id=&quot;lecc&quot;&gt;&lt;a class=&quot;lec&quot; href=lec/226.pdf&gt;226&lt;/a&gt; - Suites vectorielles et réelles définies par une relation de récurrence u_{n+1}=f(u_n). Exemples. Applications à la résolution approchée d'équations. &lt;/td&gt;&lt;/tr&gt;" calcext:value-type="string">
            <text:p>&lt;tr id="lecl"&gt;&lt;td id="lecc"&gt;&lt;a class="lec" href=https://i.pinimg.com/originals/64/7b/b8/647bb8dcc4a4de55a3e8774418262afa.gif142.pdf&gt;142&lt;/a&gt; - Impasse. &lt;/td&gt;&lt;td id="lecc"&gt;&lt;a class="lec" href=lec/226.pdf&gt;226&lt;/a&gt; - Suites vectorielles et réelles définies par une relation de récurrence u_{n+1}=f(u_n). Exemples. Applications à la résolution approchée d'équations. &lt;/td&gt;&lt;/tr&gt;</text:p>
          </table:table-cell>
        </table:table-row>
        <table:table-row table:style-name="ro1">
          <table:table-cell office:value-type="string" calcext:value-type="string">
            <text:p>&lt;tr id="lecl"&gt;&lt;td id="lecc"&gt;</text:p>
          </table:table-cell>
          <table:table-cell office:value-type="string" calcext:value-type="string">
            <text:p>&lt;a class="lec" href=lec/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.pdf&gt;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&lt;/a&gt;</text:p>
          </table:table-cell>
          <table:table-cell office:value-type="string" calcext:value-type="string">
            <text:p><text:s/>- </text:p>
          </table:table-cell>
          <table:table-cell table:style-name="ce2" office:value-type="string" calcext:value-type="string">
            <text:p>Racines d'un polynôme. Fonctions symétriques élémentaires. Exemples et applications. </text:p>
          </table:table-cell>
          <table:table-cell office:value-type="string" calcext:value-type="string">
            <text:p>&lt;/td&gt;&lt;td id="lecc"&gt;&lt;a class="lec" href=lec/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.pdf&gt;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&lt;/a&gt;</text:p>
          </table:table-cell>
          <table:table-cell office:value-type="string" calcext:value-type="string">
            <text:p><text:s/>- </text:p>
          </table:table-cell>
          <table:table-cell table:style-name="ce2" office:value-type="string" calcext:value-type="string">
            <text:p>Continuité, dérivabilité, dérivation faible des fonctions réelles d'une variable réelle. Exemples et applications. </text:p>
          </table:table-cell>
          <table:table-cell office:value-type="string" calcext:value-type="string">
            <text:p>&lt;/td&gt;&lt;/tr&gt;</text:p>
          </table:table-cell>
          <table:table-cell/>
          <table:table-cell table:formula="of:=CONCATENATE([.A17];[.B17];[.C17];[.D17];[.E17];[.F17];[.G17];[.H17];[.I17];[.J17];[.K17];[.L17];[.M17];[.N17];[.O17];[.P17])" office:value-type="string" office:string-value="&lt;tr id=&quot;lecl&quot;&gt;&lt;td id=&quot;lecc&quot;&gt;&lt;a class=&quot;lec&quot; href=lec/144.pdf&gt;144&lt;/a&gt; - Racines d'un polynôme. Fonctions symétriques élémentaires. Exemples et applications. &lt;/td&gt;&lt;td id=&quot;lecc&quot;&gt;&lt;a class=&quot;lec&quot; href=lec/228.pdf&gt;228&lt;/a&gt; - Continuité, dérivabilité, dérivation faible des fonctions réelles d'une variable réelle. Exemples et applications. &lt;/td&gt;&lt;/tr&gt;" calcext:value-type="string">
            <text:p>&lt;tr id="lecl"&gt;&lt;td id="lecc"&gt;&lt;a class="lec" href=lec/144.pdf&gt;144&lt;/a&gt; - Racines d'un polynôme. Fonctions symétriques élémentaires. Exemples et applications. &lt;/td&gt;&lt;td id="lecc"&gt;&lt;a class="lec" href=lec/228.pdf&gt;228&lt;/a&gt; - Continuité, dérivabilité, dérivation faible des fonctions réelles d'une variable réelle. Exemples et applications. &lt;/td&gt;&lt;/tr&gt;</text:p>
          </table:table-cell>
        </table:table-row>
        <table:table-row table:style-name="ro1">
          <table:table-cell office:value-type="string" calcext:value-type="string">
            <text:p>&lt;tr id="lecl"&gt;&lt;td id="lecc"&gt;</text:p>
          </table:table-cell>
          <table:table-cell office:value-type="string" calcext:value-type="string">
            <text:p>&lt;a class="lec" href=lec/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.pdf&gt;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&lt;/a&gt;</text:p>
          </table:table-cell>
          <table:table-cell office:value-type="string" calcext:value-type="string">
            <text:p><text:s/>- </text:p>
          </table:table-cell>
          <table:table-cell table:style-name="ce2" office:value-type="string" calcext:value-type="string">
            <text:p>Exemples d'actions de groupes sur les espaces de matrices. </text:p>
          </table:table-cell>
          <table:table-cell office:value-type="string" calcext:value-type="string">
            <text:p>&lt;/td&gt;&lt;td id="lecc"&gt;&lt;a class="lec" href=lec/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.pdf&gt;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&lt;/a&gt;</text:p>
          </table:table-cell>
          <table:table-cell office:value-type="string" calcext:value-type="string">
            <text:p><text:s/>- </text:p>
          </table:table-cell>
          <table:table-cell table:style-name="ce2" office:value-type="string" calcext:value-type="string">
            <text:p>Fonctions monotones. Fonctions convexes. Exemples et applications. </text:p>
          </table:table-cell>
          <table:table-cell office:value-type="string" calcext:value-type="string">
            <text:p>&lt;/td&gt;&lt;/tr&gt;</text:p>
          </table:table-cell>
          <table:table-cell/>
          <table:table-cell table:formula="of:=CONCATENATE([.A18];[.B18];[.C18];[.D18];[.E18];[.F18];[.G18];[.H18];[.I18];[.J18];[.K18];[.L18];[.M18];[.N18];[.O18];[.P18])" office:value-type="string" office:string-value="&lt;tr id=&quot;lecl&quot;&gt;&lt;td id=&quot;lecc&quot;&gt;&lt;a class=&quot;lec&quot; href=lec/150.pdf&gt;150&lt;/a&gt; - Exemples d'actions de groupes sur les espaces de matrices. &lt;/td&gt;&lt;td id=&quot;lecc&quot;&gt;&lt;a class=&quot;lec&quot; href=lec/229.pdf&gt;229&lt;/a&gt; - Fonctions monotones. Fonctions convexes. Exemples et applications. &lt;/td&gt;&lt;/tr&gt;" calcext:value-type="string">
            <text:p>&lt;tr id="lecl"&gt;&lt;td id="lecc"&gt;&lt;a class="lec" href=lec/150.pdf&gt;150&lt;/a&gt; - Exemples d'actions de groupes sur les espaces de matrices. &lt;/td&gt;&lt;td id="lecc"&gt;&lt;a class="lec" href=lec/229.pdf&gt;229&lt;/a&gt; - Fonctions monotones. Fonctions convexes. Exemples et applications. &lt;/td&gt;&lt;/tr&gt;</text:p>
          </table:table-cell>
        </table:table-row>
        <table:table-row table:style-name="ro1">
          <table:table-cell office:value-type="string" calcext:value-type="string">
            <text:p>&lt;tr id="lecl"&gt;&lt;td id="lecc"&gt;</text:p>
          </table:table-cell>
          <table:table-cell office:value-type="string" calcext:value-type="string">
            <text:p>&lt;a class="lec" href=lec/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.pdf&gt;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&lt;/a&gt;</text:p>
          </table:table-cell>
          <table:table-cell office:value-type="string" calcext:value-type="string">
            <text:p><text:s/>- </text:p>
          </table:table-cell>
          <table:table-cell table:style-name="ce2" office:value-type="string" calcext:value-type="string">
            <text:p>Dimension d'un espace vectoriel (on se limitera au cas de la dimension finie). Rang. Exemples et applications. </text:p>
          </table:table-cell>
          <table:table-cell office:value-type="string" calcext:value-type="string">
            <text:p>&lt;/td&gt;&lt;td id="lecc"&gt;&lt;a class="lec" href=lec/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.pdf&gt;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&lt;/a&gt;</text:p>
          </table:table-cell>
          <table:table-cell office:value-type="string" calcext:value-type="string">
            <text:p><text:s/>- </text:p>
          </table:table-cell>
          <table:table-cell table:style-name="ce2" office:value-type="string" calcext:value-type="string">
            <text:p>Séries de nombres réels ou complexes. Comportement des restes ou des sommes partielles des séries numériques. Exemples. </text:p>
          </table:table-cell>
          <table:table-cell office:value-type="string" calcext:value-type="string">
            <text:p>&lt;/td&gt;&lt;/tr&gt;</text:p>
          </table:table-cell>
          <table:table-cell/>
          <table:table-cell table:formula="of:=CONCATENATE([.A19];[.B19];[.C19];[.D19];[.E19];[.F19];[.G19];[.H19];[.I19];[.J19];[.K19];[.L19];[.M19];[.N19];[.O19];[.P19])" office:value-type="string" office:string-value="&lt;tr id=&quot;lecl&quot;&gt;&lt;td id=&quot;lecc&quot;&gt;&lt;a class=&quot;lec&quot; href=lec/151.pdf&gt;151&lt;/a&gt; - Dimension d'un espace vectoriel (on se limitera au cas de la dimension finie). Rang. Exemples et applications. &lt;/td&gt;&lt;td id=&quot;lecc&quot;&gt;&lt;a class=&quot;lec&quot; href=lec/230.pdf&gt;230&lt;/a&gt; - Séries de nombres réels ou complexes. Comportement des restes ou des sommes partielles des séries numériques. Exemples. &lt;/td&gt;&lt;/tr&gt;" calcext:value-type="string">
            <text:p>&lt;tr id="lecl"&gt;&lt;td id="lecc"&gt;&lt;a class="lec" href=lec/151.pdf&gt;151&lt;/a&gt; - Dimension d'un espace vectoriel (on se limitera au cas de la dimension finie). Rang. Exemples et applications. &lt;/td&gt;&lt;td id="lecc"&gt;&lt;a class="lec" href=lec/230.pdf&gt;230&lt;/a&gt; - Séries de nombres réels ou complexes. Comportement des restes ou des sommes partielles des séries numériques. Exemples. &lt;/td&gt;&lt;/tr&gt;</text:p>
          </table:table-cell>
        </table:table-row>
        <table:table-row table:style-name="ro1">
          <table:table-cell office:value-type="string" calcext:value-type="string">
            <text:p>&lt;tr id="lecl"&gt;&lt;td id="lecc"&gt;</text:p>
          </table:table-cell>
          <table:table-cell office:value-type="string" calcext:value-type="string">
            <text:p>&lt;a class="lec" href=lec/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.pdf&gt;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&lt;/a&gt;</text:p>
          </table:table-cell>
          <table:table-cell office:value-type="string" calcext:value-type="string">
            <text:p><text:s/>- </text:p>
          </table:table-cell>
          <table:table-cell table:style-name="ce2" office:value-type="string" calcext:value-type="string">
            <text:p>Déterminants. Exemples et applications. </text:p>
          </table:table-cell>
          <table:table-cell office:value-type="string" calcext:value-type="string">
            <text:p>&lt;/td&gt;&lt;td id="lecc"&gt;&lt;a class="lec" href=lec/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.pdf&gt;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&lt;/a&gt;</text:p>
          </table:table-cell>
          <table:table-cell office:value-type="string" calcext:value-type="string">
            <text:p><text:s/>- </text:p>
          </table:table-cell>
          <table:table-cell table:style-name="ce2" office:value-type="string" calcext:value-type="string">
            <text:p>Analyse numérique matricielle. Résolution approchée de systèmes linéaires, recherche d'éléments propres, exemples. </text:p>
          </table:table-cell>
          <table:table-cell office:value-type="string" calcext:value-type="string">
            <text:p>&lt;/td&gt;&lt;/tr&gt;</text:p>
          </table:table-cell>
          <table:table-cell/>
          <table:table-cell table:formula="of:=CONCATENATE([.A20];[.B20];[.C20];[.D20];[.E20];[.F20];[.G20];[.H20];[.I20];[.J20];[.K20];[.L20];[.M20];[.N20];[.O20];[.P20])" office:value-type="string" office:string-value="&lt;tr id=&quot;lecl&quot;&gt;&lt;td id=&quot;lecc&quot;&gt;&lt;a class=&quot;lec&quot; href=lec/152.pdf&gt;152&lt;/a&gt; - Déterminants. Exemples et applications. &lt;/td&gt;&lt;td id=&quot;lecc&quot;&gt;&lt;a class=&quot;lec&quot; href=lec/233.pdf&gt;233&lt;/a&gt; - Analyse numérique matricielle. Résolution approchée de systèmes linéaires, recherche d'éléments propres, exemples. &lt;/td&gt;&lt;/tr&gt;" calcext:value-type="string">
            <text:p>&lt;tr id="lecl"&gt;&lt;td id="lecc"&gt;&lt;a class="lec" href=lec/152.pdf&gt;152&lt;/a&gt; - Déterminants. Exemples et applications. &lt;/td&gt;&lt;td id="lecc"&gt;&lt;a class="lec" href=lec/233.pdf&gt;233&lt;/a&gt; - Analyse numérique matricielle. Résolution approchée de systèmes linéaires, recherche d'éléments propres, exemples. &lt;/td&gt;&lt;/tr&gt;</text:p>
          </table:table-cell>
        </table:table-row>
        <table:table-row table:style-name="ro1">
          <table:table-cell office:value-type="string" calcext:value-type="string">
            <text:p>&lt;tr id="lecl"&gt;&lt;td id="lecc"&gt;</text:p>
          </table:table-cell>
          <table:table-cell office:value-type="string" calcext:value-type="string">
            <text:p>&lt;a class="lec" href=lec/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.pdf&gt;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&lt;/a&gt;</text:p>
          </table:table-cell>
          <table:table-cell office:value-type="string" calcext:value-type="string">
            <text:p><text:s/>- </text:p>
          </table:table-cell>
          <table:table-cell table:style-name="ce2" office:value-type="string" calcext:value-type="string">
            <text:p>Polynômes d'endomorphismes en dimension finie. Réduction d'un endomorphisme en dimension finie. Applications. </text:p>
          </table:table-cell>
          <table:table-cell office:value-type="string" calcext:value-type="string">
            <text:p>&lt;/td&gt;&lt;td id="lecc"&gt;&lt;a class="lec" href=lec/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.pdf&gt;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&lt;/a&gt;</text:p>
          </table:table-cell>
          <table:table-cell office:value-type="string" calcext:value-type="string">
            <text:p><text:s/>- </text:p>
          </table:table-cell>
          <table:table-cell table:style-name="ce2" office:value-type="string" calcext:value-type="string">
            <text:p>Fonctions et espaces de fonctions Lebesgue-intégrables. </text:p>
          </table:table-cell>
          <table:table-cell office:value-type="string" calcext:value-type="string">
            <text:p>&lt;/td&gt;&lt;/tr&gt;</text:p>
          </table:table-cell>
          <table:table-cell/>
          <table:table-cell table:formula="of:=CONCATENATE([.A21];[.B21];[.C21];[.D21];[.E21];[.F21];[.G21];[.H21];[.I21];[.J21];[.K21];[.L21];[.M21];[.N21];[.O21];[.P21])" office:value-type="string" office:string-value="&lt;tr id=&quot;lecl&quot;&gt;&lt;td id=&quot;lecc&quot;&gt;&lt;a class=&quot;lec&quot; href=lec/153.pdf&gt;153&lt;/a&gt; - Polynômes d'endomorphismes en dimension finie. Réduction d'un endomorphisme en dimension finie. Applications. &lt;/td&gt;&lt;td id=&quot;lecc&quot;&gt;&lt;a class=&quot;lec&quot; href=lec/234.pdf&gt;234&lt;/a&gt; - Fonctions et espaces de fonctions Lebesgue-intégrables. &lt;/td&gt;&lt;/tr&gt;" calcext:value-type="string">
            <text:p>&lt;tr id="lecl"&gt;&lt;td id="lecc"&gt;&lt;a class="lec" href=lec/153.pdf&gt;153&lt;/a&gt; - Polynômes d'endomorphismes en dimension finie. Réduction d'un endomorphisme en dimension finie. Applications. &lt;/td&gt;&lt;td id="lecc"&gt;&lt;a class="lec" href=lec/234.pdf&gt;234&lt;/a&gt; - Fonctions et espaces de fonctions Lebesgue-intégrables. &lt;/td&gt;&lt;/tr&gt;</text:p>
          </table:table-cell>
        </table:table-row>
        <table:table-row table:style-name="ro1">
          <table:table-cell office:value-type="string" calcext:value-type="string">
            <text:p>&lt;tr id="lecl"&gt;&lt;td id="lecc"&gt;</text:p>
          </table:table-cell>
          <table:table-cell office:value-type="string" calcext:value-type="string">
            <text:p>&lt;a class="lec" href=lec/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.pdf&gt;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&lt;/a&gt;</text:p>
          </table:table-cell>
          <table:table-cell office:value-type="string" calcext:value-type="string">
            <text:p><text:s/>- </text:p>
          </table:table-cell>
          <table:table-cell table:style-name="ce2" office:value-type="string" calcext:value-type="string">
            <text:p>Sous-espaces stables par un endomorphisme ou une famille d'endomorphisme d'un espace vectoriel de dimension finie. Applications. </text:p>
          </table:table-cell>
          <table:table-cell office:value-type="string" calcext:value-type="string">
            <text:p>&lt;/td&gt;&lt;td id="lecc"&gt;&lt;a class="lec" href=lec/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.pdf&gt;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&lt;/a&gt;</text:p>
          </table:table-cell>
          <table:table-cell office:value-type="string" calcext:value-type="string">
            <text:p><text:s/>- </text:p>
          </table:table-cell>
          <table:table-cell table:style-name="ce2" office:value-type="string" calcext:value-type="string">
            <text:p>Problèmes d'interversion de limites et d'intégrales. </text:p>
          </table:table-cell>
          <table:table-cell office:value-type="string" calcext:value-type="string">
            <text:p>&lt;/td&gt;&lt;/tr&gt;</text:p>
          </table:table-cell>
          <table:table-cell/>
          <table:table-cell table:formula="of:=CONCATENATE([.A22];[.B22];[.C22];[.D22];[.E22];[.F22];[.G22];[.H22];[.I22];[.J22];[.K22];[.L22];[.M22];[.N22];[.O22];[.P22])" office:value-type="string" office:string-value="&lt;tr id=&quot;lecl&quot;&gt;&lt;td id=&quot;lecc&quot;&gt;&lt;a class=&quot;lec&quot; href=lec/154.pdf&gt;154&lt;/a&gt; - Sous-espaces stables par un endomorphisme ou une famille d'endomorphisme d'un espace vectoriel de dimension finie. Applications. &lt;/td&gt;&lt;td id=&quot;lecc&quot;&gt;&lt;a class=&quot;lec&quot; href=lec/235.pdf&gt;235&lt;/a&gt; - Problèmes d'interversion de limites et d'intégrales. &lt;/td&gt;&lt;/tr&gt;" calcext:value-type="string">
            <text:p>&lt;tr id="lecl"&gt;&lt;td id="lecc"&gt;&lt;a class="lec" href=lec/154.pdf&gt;154&lt;/a&gt; - Sous-espaces stables par un endomorphisme ou une famille d'endomorphisme d'un espace vectoriel de dimension finie. Applications. &lt;/td&gt;&lt;td id="lecc"&gt;&lt;a class="lec" href=lec/235.pdf&gt;235&lt;/a&gt; - Problèmes d'interversion de limites et d'intégrales. &lt;/td&gt;&lt;/tr&gt;</text:p>
          </table:table-cell>
        </table:table-row>
        <table:table-row table:style-name="ro1">
          <table:table-cell office:value-type="string" calcext:value-type="string">
            <text:p>&lt;tr id="lecl"&gt;&lt;td id="lecc"&gt;</text:p>
          </table:table-cell>
          <table:table-cell office:value-type="string" calcext:value-type="string">
            <text:p>&lt;a class="lec" href=lec/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.pdf&gt;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&lt;/a&gt;</text:p>
          </table:table-cell>
          <table:table-cell office:value-type="string" calcext:value-type="string">
            <text:p><text:s/>- </text:p>
          </table:table-cell>
          <table:table-cell table:style-name="ce2" office:value-type="string" calcext:value-type="string">
            <text:p>Endomorphismes diagonalisables en dimension finie. </text:p>
          </table:table-cell>
          <table:table-cell office:value-type="string" calcext:value-type="string">
            <text:p>&lt;/td&gt;&lt;td id="lecc"&gt;&lt;a class="lec" href=lec/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.pdf&gt;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&lt;/a&gt;</text:p>
          </table:table-cell>
          <table:table-cell office:value-type="string" calcext:value-type="string">
            <text:p><text:s/>- </text:p>
          </table:table-cell>
          <table:table-cell table:style-name="ce2" office:value-type="string" calcext:value-type="string">
            <text:p>Illustrer par des exemples quelques méthodes de calcul d'intégrales de fonctions d'une ou plusieurs variables. </text:p>
          </table:table-cell>
          <table:table-cell office:value-type="string" calcext:value-type="string">
            <text:p>&lt;/td&gt;&lt;/tr&gt;</text:p>
          </table:table-cell>
          <table:table-cell/>
          <table:table-cell table:formula="of:=CONCATENATE([.A23];[.B23];[.C23];[.D23];[.E23];[.F23];[.G23];[.H23];[.I23];[.J23];[.K23];[.L23];[.M23];[.N23];[.O23];[.P23])" office:value-type="string" office:string-value="&lt;tr id=&quot;lecl&quot;&gt;&lt;td id=&quot;lecc&quot;&gt;&lt;a class=&quot;lec&quot; href=lec/155.pdf&gt;155&lt;/a&gt; - Endomorphismes diagonalisables en dimension finie. &lt;/td&gt;&lt;td id=&quot;lecc&quot;&gt;&lt;a class=&quot;lec&quot; href=lec/236.pdf&gt;236&lt;/a&gt; - Illustrer par des exemples quelques méthodes de calcul d'intégrales de fonctions d'une ou plusieurs variables. &lt;/td&gt;&lt;/tr&gt;" calcext:value-type="string">
            <text:p>&lt;tr id="lecl"&gt;&lt;td id="lecc"&gt;&lt;a class="lec" href=lec/155.pdf&gt;155&lt;/a&gt; - Endomorphismes diagonalisables en dimension finie. &lt;/td&gt;&lt;td id="lecc"&gt;&lt;a class="lec" href=lec/236.pdf&gt;236&lt;/a&gt; - Illustrer par des exemples quelques méthodes de calcul d'intégrales de fonctions d'une ou plusieurs variables. &lt;/td&gt;&lt;/tr&gt;</text:p>
          </table:table-cell>
        </table:table-row>
        <table:table-row table:style-name="ro1">
          <table:table-cell office:value-type="string" calcext:value-type="string">
            <text:p>&lt;tr id="lecl"&gt;&lt;td id="lecc"&gt;</text:p>
          </table:table-cell>
          <table:table-cell office:value-type="string" calcext:value-type="string">
            <text:p>&lt;a class="lec" href=<text:a xlink:href="https://i.pinimg.com/originals/64/7b/b8/647bb8dcc4a4de55a3e8774418262afa.gif" xlink:type="simple">https://i.pinimg.com/originals/64/7b/b8/647bb8dcc4a4de55a3e8774418262afa.gif</text:a>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.pdf&gt;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&lt;/a&gt;</text:p>
          </table:table-cell>
          <table:table-cell office:value-type="string" calcext:value-type="string">
            <text:p><text:s/>- </text:p>
          </table:table-cell>
          <table:table-cell table:style-name="ce2" office:value-type="string" calcext:value-type="string">
            <text:p>Impasse </text:p>
          </table:table-cell>
          <table:table-cell office:value-type="string" calcext:value-type="string">
            <text:p>&lt;/td&gt;&lt;td id="lecc"&gt;&lt;a class="lec" href=lec/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.pdf&gt;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&lt;/a&gt;</text:p>
          </table:table-cell>
          <table:table-cell office:value-type="string" calcext:value-type="string">
            <text:p><text:s/>- </text:p>
          </table:table-cell>
          <table:table-cell table:style-name="Default" office:value-type="string" calcext:value-type="string">
            <text:p>Mathématiques Shadok. Exemples et applications.</text:p>
          </table:table-cell>
          <table:table-cell office:value-type="string" calcext:value-type="string">
            <text:p>&lt;/td&gt;&lt;/tr&gt;</text:p>
          </table:table-cell>
          <table:table-cell/>
          <table:table-cell table:formula="of:=CONCATENATE([.A24];[.B24];[.C24];[.D24];[.E24];[.F24];[.G24];[.H24];[.I24];[.J24];[.K24];[.L24];[.M24];[.N24];[.O24];[.P24])" office:value-type="string" office:string-value="&lt;tr id=&quot;lecl&quot;&gt;&lt;td id=&quot;lecc&quot;&gt;&lt;a class=&quot;lec&quot; href=https://i.pinimg.com/originals/64/7b/b8/647bb8dcc4a4de55a3e8774418262afa.gif156.pdf&gt;156&lt;/a&gt; - Impasse &lt;/td&gt;&lt;td id=&quot;lecc&quot;&gt;&lt;a class=&quot;lec&quot; href=lec/237.pdf&gt;237&lt;/a&gt; - Mathématiques Shadok. Exemples et applications.&lt;/td&gt;&lt;/tr&gt;" calcext:value-type="string">
            <text:p>&lt;tr id="lecl"&gt;&lt;td id="lecc"&gt;&lt;a class="lec" href=https://i.pinimg.com/originals/64/7b/b8/647bb8dcc4a4de55a3e8774418262afa.gif156.pdf&gt;156&lt;/a&gt; - Impasse &lt;/td&gt;&lt;td id="lecc"&gt;&lt;a class="lec" href=lec/237.pdf&gt;237&lt;/a&gt; - Mathématiques Shadok. Exemples et applications.&lt;/td&gt;&lt;/tr&gt;</text:p>
          </table:table-cell>
        </table:table-row>
        <table:table-row table:style-name="ro1">
          <table:table-cell office:value-type="string" calcext:value-type="string">
            <text:p>&lt;tr id="lecl"&gt;&lt;td id="lecc"&gt;</text:p>
          </table:table-cell>
          <table:table-cell office:value-type="string" calcext:value-type="string">
            <text:p>&lt;a class="lec" href=lec/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.pdf&gt;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&lt;/a&gt;</text:p>
          </table:table-cell>
          <table:table-cell office:value-type="string" calcext:value-type="string">
            <text:p><text:s/>- </text:p>
          </table:table-cell>
          <table:table-cell table:style-name="ce2" office:value-type="string" calcext:value-type="string">
            <text:p>Endomorphismes trigonalisables. Endomorphismes nilpotents. </text:p>
          </table:table-cell>
          <table:table-cell office:value-type="string" calcext:value-type="string">
            <text:p>&lt;/td&gt;&lt;td id="lecc"&gt;&lt;a class="lec" href=lec/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.pdf&gt;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&lt;/a&gt;</text:p>
          </table:table-cell>
          <table:table-cell office:value-type="string" calcext:value-type="string">
            <text:p><text:s/>- </text:p>
          </table:table-cell>
          <table:table-cell table:style-name="ce2" office:value-type="string" calcext:value-type="string">
            <text:p>Fonctions définies par une intégrale dépendant d'un paramètre. Exemples et applications. </text:p>
          </table:table-cell>
          <table:table-cell office:value-type="string" calcext:value-type="string">
            <text:p>&lt;/td&gt;&lt;/tr&gt;</text:p>
          </table:table-cell>
          <table:table-cell/>
          <table:table-cell table:formula="of:=CONCATENATE([.A25];[.B25];[.C25];[.D25];[.E25];[.F25];[.G25];[.H25];[.I25];[.J25];[.K25];[.L25];[.M25];[.N25];[.O25];[.P25])" office:value-type="string" office:string-value="&lt;tr id=&quot;lecl&quot;&gt;&lt;td id=&quot;lecc&quot;&gt;&lt;a class=&quot;lec&quot; href=lec/157.pdf&gt;157&lt;/a&gt; - Endomorphismes trigonalisables. Endomorphismes nilpotents. &lt;/td&gt;&lt;td id=&quot;lecc&quot;&gt;&lt;a class=&quot;lec&quot; href=lec/239.pdf&gt;239&lt;/a&gt; - Fonctions définies par une intégrale dépendant d'un paramètre. Exemples et applications. &lt;/td&gt;&lt;/tr&gt;" calcext:value-type="string">
            <text:p>&lt;tr id="lecl"&gt;&lt;td id="lecc"&gt;&lt;a class="lec" href=lec/157.pdf&gt;157&lt;/a&gt; - Endomorphismes trigonalisables. Endomorphismes nilpotents. &lt;/td&gt;&lt;td id="lecc"&gt;&lt;a class="lec" href=lec/239.pdf&gt;239&lt;/a&gt; - Fonctions définies par une intégrale dépendant d'un paramètre. Exemples et applications. &lt;/td&gt;&lt;/tr&gt;</text:p>
          </table:table-cell>
        </table:table-row>
        <table:table-row table:style-name="ro1">
          <table:table-cell office:value-type="string" calcext:value-type="string">
            <text:p>&lt;tr id="lecl"&gt;&lt;td id="lecc"&gt;</text:p>
          </table:table-cell>
          <table:table-cell office:value-type="string" calcext:value-type="string">
            <text:p>&lt;a class="lec" href=lec/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.pdf&gt;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&lt;/a&gt;</text:p>
          </table:table-cell>
          <table:table-cell office:value-type="string" calcext:value-type="string">
            <text:p><text:s/>- </text:p>
          </table:table-cell>
          <table:table-cell table:style-name="ce2" office:value-type="string" calcext:value-type="string">
            <text:p>Matrices symétriques réelles, matrices hermitiennes. </text:p>
          </table:table-cell>
          <table:table-cell office:value-type="string" calcext:value-type="string">
            <text:p>&lt;/td&gt;&lt;td id="lecc"&gt;&lt;a class="lec" href=lec/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.pdf&gt;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&lt;/a&gt;</text:p>
          </table:table-cell>
          <table:table-cell office:value-type="string" calcext:value-type="string">
            <text:p><text:s/>- </text:p>
          </table:table-cell>
          <table:table-cell table:style-name="ce2" office:value-type="string" calcext:value-type="string">
            <text:p>Suites et séries de fonctions. Exemples et contre-exemples. </text:p>
          </table:table-cell>
          <table:table-cell office:value-type="string" calcext:value-type="string">
            <text:p>&lt;/td&gt;&lt;/tr&gt;</text:p>
          </table:table-cell>
          <table:table-cell/>
          <table:table-cell table:formula="of:=CONCATENATE([.A26];[.B26];[.C26];[.D26];[.E26];[.F26];[.G26];[.H26];[.I26];[.J26];[.K26];[.L26];[.M26];[.N26];[.O26];[.P26])" office:value-type="string" office:string-value="&lt;tr id=&quot;lecl&quot;&gt;&lt;td id=&quot;lecc&quot;&gt;&lt;a class=&quot;lec&quot; href=lec/158.pdf&gt;158&lt;/a&gt; - Matrices symétriques réelles, matrices hermitiennes. &lt;/td&gt;&lt;td id=&quot;lecc&quot;&gt;&lt;a class=&quot;lec&quot; href=lec/241.pdf&gt;241&lt;/a&gt; - Suites et séries de fonctions. Exemples et contre-exemples. &lt;/td&gt;&lt;/tr&gt;" calcext:value-type="string">
            <text:p>&lt;tr id="lecl"&gt;&lt;td id="lecc"&gt;&lt;a class="lec" href=lec/158.pdf&gt;158&lt;/a&gt; - Matrices symétriques réelles, matrices hermitiennes. &lt;/td&gt;&lt;td id="lecc"&gt;&lt;a class="lec" href=lec/241.pdf&gt;241&lt;/a&gt; - Suites et séries de fonctions. Exemples et contre-exemples. &lt;/td&gt;&lt;/tr&gt;</text:p>
          </table:table-cell>
        </table:table-row>
        <table:table-row table:style-name="ro1">
          <table:table-cell office:value-type="string" calcext:value-type="string">
            <text:p>&lt;tr id="lecl"&gt;&lt;td id="lecc"&gt;</text:p>
          </table:table-cell>
          <table:table-cell office:value-type="string" calcext:value-type="string">
            <text:p>&lt;a class="lec" href=lec/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.pdf&gt;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&lt;/a&gt;</text:p>
          </table:table-cell>
          <table:table-cell office:value-type="string" calcext:value-type="string">
            <text:p><text:s/>- </text:p>
          </table:table-cell>
          <table:table-cell table:style-name="ce2" office:value-type="string" calcext:value-type="string">
            <text:p>Formes linéaires et dualité en dimension finie. Exemples et applications. </text:p>
          </table:table-cell>
          <table:table-cell office:value-type="string" calcext:value-type="string">
            <text:p>&lt;/td&gt;&lt;td id="lecc"&gt;&lt;a class="lec" href=lec/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.pdf&gt;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&lt;/a&gt;</text:p>
          </table:table-cell>
          <table:table-cell office:value-type="string" calcext:value-type="string">
            <text:p><text:s/>- </text:p>
          </table:table-cell>
          <table:table-cell table:style-name="ce2" office:value-type="string" calcext:value-type="string">
            <text:p>Séries entières, propriétés de la somme. Exemple et applications. </text:p>
          </table:table-cell>
          <table:table-cell office:value-type="string" calcext:value-type="string">
            <text:p>&lt;/td&gt;&lt;/tr&gt;</text:p>
          </table:table-cell>
          <table:table-cell/>
          <table:table-cell table:formula="of:=CONCATENATE([.A27];[.B27];[.C27];[.D27];[.E27];[.F27];[.G27];[.H27];[.I27];[.J27];[.K27];[.L27];[.M27];[.N27];[.O27];[.P27])" office:value-type="string" office:string-value="&lt;tr id=&quot;lecl&quot;&gt;&lt;td id=&quot;lecc&quot;&gt;&lt;a class=&quot;lec&quot; href=lec/159.pdf&gt;159&lt;/a&gt; - Formes linéaires et dualité en dimension finie. Exemples et applications. &lt;/td&gt;&lt;td id=&quot;lecc&quot;&gt;&lt;a class=&quot;lec&quot; href=lec/243.pdf&gt;243&lt;/a&gt; - Séries entières, propriétés de la somme. Exemple et applications. &lt;/td&gt;&lt;/tr&gt;" calcext:value-type="string">
            <text:p>&lt;tr id="lecl"&gt;&lt;td id="lecc"&gt;&lt;a class="lec" href=lec/159.pdf&gt;159&lt;/a&gt; - Formes linéaires et dualité en dimension finie. Exemples et applications. &lt;/td&gt;&lt;td id="lecc"&gt;&lt;a class="lec" href=lec/243.pdf&gt;243&lt;/a&gt; - Séries entières, propriétés de la somme. Exemple et applications. &lt;/td&gt;&lt;/tr&gt;</text:p>
          </table:table-cell>
        </table:table-row>
        <table:table-row table:style-name="ro1">
          <table:table-cell office:value-type="string" calcext:value-type="string">
            <text:p>&lt;tr id="lecl"&gt;&lt;td id="lecc"&gt;</text:p>
          </table:table-cell>
          <table:table-cell office:value-type="string" calcext:value-type="string">
            <text:p>&lt;a class="lec" href=lec/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.pdf&gt;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&lt;/a&gt;</text:p>
          </table:table-cell>
          <table:table-cell office:value-type="string" calcext:value-type="string">
            <text:p><text:s/>- </text:p>
          </table:table-cell>
          <table:table-cell table:style-name="ce2" office:value-type="string" calcext:value-type="string">
            <text:p>Endomorphismes remarquables d'un espace vectoriel euclidien (de dimension finie). </text:p>
          </table:table-cell>
          <table:table-cell office:value-type="string" calcext:value-type="string">
            <text:p>&lt;/td&gt;&lt;td id="lecc"&gt;&lt;a class="lec" href=lec/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.pdf&gt;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&lt;/a&gt;</text:p>
          </table:table-cell>
          <table:table-cell office:value-type="string" calcext:value-type="string">
            <text:p><text:s/>- </text:p>
          </table:table-cell>
          <table:table-cell table:style-name="ce2" office:value-type="string" calcext:value-type="string">
            <text:p>Fonction d'une variable complexe. Exemples et applications. </text:p>
          </table:table-cell>
          <table:table-cell office:value-type="string" calcext:value-type="string">
            <text:p>&lt;/td&gt;&lt;/tr&gt;</text:p>
          </table:table-cell>
          <table:table-cell/>
          <table:table-cell table:formula="of:=CONCATENATE([.A28];[.B28];[.C28];[.D28];[.E28];[.F28];[.G28];[.H28];[.I28];[.J28];[.K28];[.L28];[.M28];[.N28];[.O28];[.P28])" office:value-type="string" office:string-value="&lt;tr id=&quot;lecl&quot;&gt;&lt;td id=&quot;lecc&quot;&gt;&lt;a class=&quot;lec&quot; href=lec/160.pdf&gt;160&lt;/a&gt; - Endomorphismes remarquables d'un espace vectoriel euclidien (de dimension finie). &lt;/td&gt;&lt;td id=&quot;lecc&quot;&gt;&lt;a class=&quot;lec&quot; href=lec/245.pdf&gt;245&lt;/a&gt; - Fonction d'une variable complexe. Exemples et applications. &lt;/td&gt;&lt;/tr&gt;" calcext:value-type="string">
            <text:p>&lt;tr id="lecl"&gt;&lt;td id="lecc"&gt;&lt;a class="lec" href=lec/160.pdf&gt;160&lt;/a&gt; - Endomorphismes remarquables d'un espace vectoriel euclidien (de dimension finie). &lt;/td&gt;&lt;td id="lecc"&gt;&lt;a class="lec" href=lec/245.pdf&gt;245&lt;/a&gt; - Fonction d'une variable complexe. Exemples et applications. &lt;/td&gt;&lt;/tr&gt;</text:p>
          </table:table-cell>
        </table:table-row>
        <table:table-row table:style-name="ro1">
          <table:table-cell office:value-type="string" calcext:value-type="string">
            <text:p>&lt;tr id="lecl"&gt;&lt;td id="lecc"&gt;</text:p>
          </table:table-cell>
          <table:table-cell office:value-type="string" calcext:value-type="string">
            <text:p>&lt;a class="lec" href=lec/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.pdf&gt;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&lt;/a&gt;</text:p>
          </table:table-cell>
          <table:table-cell office:value-type="string" calcext:value-type="string">
            <text:p><text:s/>- </text:p>
          </table:table-cell>
          <table:table-cell table:style-name="ce2" office:value-type="string" calcext:value-type="string">
            <text:p>Distances et isométries d'un espace affine euclidien. </text:p>
          </table:table-cell>
          <table:table-cell office:value-type="string" calcext:value-type="string">
            <text:p>&lt;/td&gt;&lt;td id="lecc"&gt;&lt;a class="lec" href=lec/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.pdf&gt;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&lt;/a&gt;</text:p>
          </table:table-cell>
          <table:table-cell office:value-type="string" calcext:value-type="string">
            <text:p><text:s/>- </text:p>
          </table:table-cell>
          <table:table-cell table:style-name="ce2" office:value-type="string" calcext:value-type="string">
            <text:p>Séries de Fourier. Exemples et applications. </text:p>
          </table:table-cell>
          <table:table-cell office:value-type="string" calcext:value-type="string">
            <text:p>&lt;/td&gt;&lt;/tr&gt;</text:p>
          </table:table-cell>
          <table:table-cell/>
          <table:table-cell table:formula="of:=CONCATENATE([.A29];[.B29];[.C29];[.D29];[.E29];[.F29];[.G29];[.H29];[.I29];[.J29];[.K29];[.L29];[.M29];[.N29];[.O29];[.P29])" office:value-type="string" office:string-value="&lt;tr id=&quot;lecl&quot;&gt;&lt;td id=&quot;lecc&quot;&gt;&lt;a class=&quot;lec&quot; href=lec/161.pdf&gt;161&lt;/a&gt; - Distances et isométries d'un espace affine euclidien. &lt;/td&gt;&lt;td id=&quot;lecc&quot;&gt;&lt;a class=&quot;lec&quot; href=lec/246.pdf&gt;246&lt;/a&gt; - Séries de Fourier. Exemples et applications. &lt;/td&gt;&lt;/tr&gt;" calcext:value-type="string">
            <text:p>&lt;tr id="lecl"&gt;&lt;td id="lecc"&gt;&lt;a class="lec" href=lec/161.pdf&gt;161&lt;/a&gt; - Distances et isométries d'un espace affine euclidien. &lt;/td&gt;&lt;td id="lecc"&gt;&lt;a class="lec" href=lec/246.pdf&gt;246&lt;/a&gt; - Séries de Fourier. Exemples et applications. &lt;/td&gt;&lt;/tr&gt;</text:p>
          </table:table-cell>
        </table:table-row>
        <table:table-row table:style-name="ro1">
          <table:table-cell office:value-type="string" calcext:value-type="string">
            <text:p>&lt;tr id="lecl"&gt;&lt;td id="lecc"&gt;</text:p>
          </table:table-cell>
          <table:table-cell office:value-type="string" calcext:value-type="string">
            <text:p>&lt;a class="lec" href=lec/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.pdf&gt;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&lt;/a&gt;</text:p>
          </table:table-cell>
          <table:table-cell office:value-type="string" calcext:value-type="string">
            <text:p><text:s/>- </text:p>
          </table:table-cell>
          <table:table-cell table:style-name="ce2" office:value-type="string" calcext:value-type="string">
            <text:p>Systèmes d'équations linéaires ; opérations élémentaires, aspects algorithmiques et conséquences théoriques. </text:p>
          </table:table-cell>
          <table:table-cell office:value-type="string" calcext:value-type="string">
            <text:p>&lt;/td&gt;&lt;td id="lecc"&gt;&lt;a class="lec" href=lec/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.pdf&gt;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&lt;/a&gt;</text:p>
          </table:table-cell>
          <table:table-cell office:value-type="string" calcext:value-type="string">
            <text:p><text:s/>- </text:p>
          </table:table-cell>
          <table:table-cell table:style-name="ce2" office:value-type="string" calcext:value-type="string">
            <text:p>Transformation de Fourier. Applications. </text:p>
          </table:table-cell>
          <table:table-cell office:value-type="string" calcext:value-type="string">
            <text:p>&lt;/td&gt;&lt;/tr&gt;</text:p>
          </table:table-cell>
          <table:table-cell/>
          <table:table-cell table:formula="of:=CONCATENATE([.A30];[.B30];[.C30];[.D30];[.E30];[.F30];[.G30];[.H30];[.I30];[.J30];[.K30];[.L30];[.M30];[.N30];[.O30];[.P30])" office:value-type="string" office:string-value="&lt;tr id=&quot;lecl&quot;&gt;&lt;td id=&quot;lecc&quot;&gt;&lt;a class=&quot;lec&quot; href=lec/162.pdf&gt;162&lt;/a&gt; - Systèmes d'équations linéaires ; opérations élémentaires, aspects algorithmiques et conséquences théoriques. &lt;/td&gt;&lt;td id=&quot;lecc&quot;&gt;&lt;a class=&quot;lec&quot; href=lec/250.pdf&gt;250&lt;/a&gt; - Transformation de Fourier. Applications. &lt;/td&gt;&lt;/tr&gt;" calcext:value-type="string">
            <text:p>&lt;tr id="lecl"&gt;&lt;td id="lecc"&gt;&lt;a class="lec" href=lec/162.pdf&gt;162&lt;/a&gt; - Systèmes d'équations linéaires ; opérations élémentaires, aspects algorithmiques et conséquences théoriques. &lt;/td&gt;&lt;td id="lecc"&gt;&lt;a class="lec" href=lec/250.pdf&gt;250&lt;/a&gt; - Transformation de Fourier. Applications. &lt;/td&gt;&lt;/tr&gt;</text:p>
          </table:table-cell>
        </table:table-row>
        <table:table-row table:style-name="ro1">
          <table:table-cell office:value-type="string" calcext:value-type="string">
            <text:p>&lt;tr id="lecl"&gt;&lt;td id="lecc"&gt;</text:p>
          </table:table-cell>
          <table:table-cell office:value-type="string" calcext:value-type="string">
            <text:p>&lt;a class="lec" href=lec/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.pdf&gt;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&lt;/a&gt;</text:p>
          </table:table-cell>
          <table:table-cell office:value-type="string" calcext:value-type="string">
            <text:p><text:s/>- </text:p>
          </table:table-cell>
          <table:table-cell table:style-name="ce2" office:value-type="string" calcext:value-type="string">
            <text:p>Formes quadratiques sur un espace vectoriel de dimension finie. Orthogonalité, isotropie. Applications. </text:p>
          </table:table-cell>
          <table:table-cell office:value-type="string" calcext:value-type="string">
            <text:p>&lt;/td&gt;&lt;td id="lecc"&gt;&lt;a class="lec" href=lec/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.pdf&gt;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&lt;/a&gt;</text:p>
          </table:table-cell>
          <table:table-cell office:value-type="string" calcext:value-type="string">
            <text:p><text:s/>- </text:p>
          </table:table-cell>
          <table:table-cell table:style-name="ce2" office:value-type="string" calcext:value-type="string">
            <text:p>Utilisation de la notion de convexité en analyse. </text:p>
          </table:table-cell>
          <table:table-cell office:value-type="string" calcext:value-type="string">
            <text:p>&lt;/td&gt;&lt;/tr&gt;</text:p>
          </table:table-cell>
          <table:table-cell/>
          <table:table-cell table:formula="of:=CONCATENATE([.A31];[.B31];[.C31];[.D31];[.E31];[.F31];[.G31];[.H31];[.I31];[.J31];[.K31];[.L31];[.M31];[.N31];[.O31];[.P31])" office:value-type="string" office:string-value="&lt;tr id=&quot;lecl&quot;&gt;&lt;td id=&quot;lecc&quot;&gt;&lt;a class=&quot;lec&quot; href=lec/170.pdf&gt;170&lt;/a&gt; - Formes quadratiques sur un espace vectoriel de dimension finie. Orthogonalité, isotropie. Applications. &lt;/td&gt;&lt;td id=&quot;lecc&quot;&gt;&lt;a class=&quot;lec&quot; href=lec/253.pdf&gt;253&lt;/a&gt; - Utilisation de la notion de convexité en analyse. &lt;/td&gt;&lt;/tr&gt;" calcext:value-type="string">
            <text:p>&lt;tr id="lecl"&gt;&lt;td id="lecc"&gt;&lt;a class="lec" href=lec/170.pdf&gt;170&lt;/a&gt; - Formes quadratiques sur un espace vectoriel de dimension finie. Orthogonalité, isotropie. Applications. &lt;/td&gt;&lt;td id="lecc"&gt;&lt;a class="lec" href=lec/253.pdf&gt;253&lt;/a&gt; - Utilisation de la notion de convexité en analyse. &lt;/td&gt;&lt;/tr&gt;</text:p>
          </table:table-cell>
        </table:table-row>
        <table:table-row table:style-name="ro1">
          <table:table-cell office:value-type="string" calcext:value-type="string">
            <text:p>&lt;tr id="lecl"&gt;&lt;td id="lecc"&gt;</text:p>
          </table:table-cell>
          <table:table-cell office:value-type="string" calcext:value-type="string">
            <text:p>&lt;a class="lec" href=lec/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.pdf&gt;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&lt;/a&gt;</text:p>
          </table:table-cell>
          <table:table-cell office:value-type="string" calcext:value-type="string">
            <text:p><text:s/>- </text:p>
          </table:table-cell>
          <table:table-cell table:style-name="ce2" office:value-type="string" calcext:value-type="string">
            <text:p>Formes quadratiques réelles. Coniques. Exemples et applications. </text:p>
          </table:table-cell>
          <table:table-cell office:value-type="string" calcext:value-type="string">
            <text:p>&lt;/td&gt;&lt;td id="lecc"&gt;&lt;a class="lec" href=lec/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.pdf&gt;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&lt;/a&gt;</text:p>
          </table:table-cell>
          <table:table-cell office:value-type="string" calcext:value-type="string">
            <text:p><text:s/>- </text:p>
          </table:table-cell>
          <table:table-cell table:style-name="ce2" office:value-type="string" calcext:value-type="string">
            <text:p>Loi d'une variable aléatoire : caractérisations, exemples, applications. </text:p>
          </table:table-cell>
          <table:table-cell office:value-type="string" calcext:value-type="string">
            <text:p>&lt;/td&gt;&lt;/tr&gt;</text:p>
          </table:table-cell>
          <table:table-cell/>
          <table:table-cell table:formula="of:=CONCATENATE([.A32];[.B32];[.C32];[.D32];[.E32];[.F32];[.G32];[.H32];[.I32];[.J32];[.K32];[.L32];[.M32];[.N32];[.O32];[.P32])" office:value-type="string" office:string-value="&lt;tr id=&quot;lecl&quot;&gt;&lt;td id=&quot;lecc&quot;&gt;&lt;a class=&quot;lec&quot; href=lec/171.pdf&gt;171&lt;/a&gt; - Formes quadratiques réelles. Coniques. Exemples et applications. &lt;/td&gt;&lt;td id=&quot;lecc&quot;&gt;&lt;a class=&quot;lec&quot; href=lec/261.pdf&gt;261&lt;/a&gt; - Loi d'une variable aléatoire : caractérisations, exemples, applications. &lt;/td&gt;&lt;/tr&gt;" calcext:value-type="string">
            <text:p>&lt;tr id="lecl"&gt;&lt;td id="lecc"&gt;&lt;a class="lec" href=lec/171.pdf&gt;171&lt;/a&gt; - Formes quadratiques réelles. Coniques. Exemples et applications. &lt;/td&gt;&lt;td id="lecc"&gt;&lt;a class="lec" href=lec/261.pdf&gt;261&lt;/a&gt; - Loi d'une variable aléatoire : caractérisations, exemples, applications. &lt;/td&gt;&lt;/tr&gt;</text:p>
          </table:table-cell>
        </table:table-row>
        <table:table-row table:style-name="ro1">
          <table:table-cell office:value-type="string" calcext:value-type="string">
            <text:p>&lt;tr id="lecl"&gt;&lt;td id="lecc"&gt;</text:p>
          </table:table-cell>
          <table:table-cell office:value-type="string" calcext:value-type="string">
            <text:p>&lt;a class="lec" href=lec/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.pdf&gt;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&lt;/a&gt;</text:p>
          </table:table-cell>
          <table:table-cell office:value-type="string" calcext:value-type="string">
            <text:p><text:s/>- </text:p>
          </table:table-cell>
          <table:table-cell table:style-name="ce2" office:value-type="string" calcext:value-type="string">
            <text:p>Barycentres dans un espace affine réel de dimension finie, convexité. Applications. </text:p>
          </table:table-cell>
          <table:table-cell office:value-type="string" calcext:value-type="string">
            <text:p>&lt;/td&gt;&lt;td id="lecc"&gt;&lt;a class="lec" href=lec/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.pdf&gt;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&lt;/a&gt;</text:p>
          </table:table-cell>
          <table:table-cell office:value-type="string" calcext:value-type="string">
            <text:p><text:s/>- </text:p>
          </table:table-cell>
          <table:table-cell table:style-name="ce2" office:value-type="string" calcext:value-type="string">
            <text:p>Convergences d'une suite de variables aléatoires. Théorèmes limite. Exemples et applications. </text:p>
          </table:table-cell>
          <table:table-cell office:value-type="string" calcext:value-type="string">
            <text:p>&lt;/td&gt;&lt;/tr&gt;</text:p>
          </table:table-cell>
          <table:table-cell/>
          <table:table-cell table:formula="of:=CONCATENATE([.A33];[.B33];[.C33];[.D33];[.E33];[.F33];[.G33];[.H33];[.I33];[.J33];[.K33];[.L33];[.M33];[.N33];[.O33];[.P33])" office:value-type="string" office:string-value="&lt;tr id=&quot;lecl&quot;&gt;&lt;td id=&quot;lecc&quot;&gt;&lt;a class=&quot;lec&quot; href=lec/181.pdf&gt;181&lt;/a&gt; - Barycentres dans un espace affine réel de dimension finie, convexité. Applications. &lt;/td&gt;&lt;td id=&quot;lecc&quot;&gt;&lt;a class=&quot;lec&quot; href=lec/262.pdf&gt;262&lt;/a&gt; - Convergences d'une suite de variables aléatoires. Théorèmes limite. Exemples et applications. &lt;/td&gt;&lt;/tr&gt;" calcext:value-type="string">
            <text:p>&lt;tr id="lecl"&gt;&lt;td id="lecc"&gt;&lt;a class="lec" href=lec/181.pdf&gt;181&lt;/a&gt; - Barycentres dans un espace affine réel de dimension finie, convexité. Applications. &lt;/td&gt;&lt;td id="lecc"&gt;&lt;a class="lec" href=lec/262.pdf&gt;262&lt;/a&gt; - Convergences d'une suite de variables aléatoires. Théorèmes limite. Exemples et applications. &lt;/td&gt;&lt;/tr&gt;</text:p>
          </table:table-cell>
        </table:table-row>
        <table:table-row table:style-name="ro1">
          <table:table-cell office:value-type="string" calcext:value-type="string">
            <text:p>&lt;tr id="lecl"&gt;&lt;td id="lecc"&gt;</text:p>
          </table:table-cell>
          <table:table-cell office:value-type="string" calcext:value-type="string">
            <text:p>&lt;a class="lec" href=lec/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.pdf&gt;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&lt;/a&gt;</text:p>
          </table:table-cell>
          <table:table-cell office:value-type="string" calcext:value-type="string">
            <text:p><text:s/>- </text:p>
          </table:table-cell>
          <table:table-cell table:style-name="ce2" office:value-type="string" calcext:value-type="string">
            <text:p>Méthodes combinatoires, problèmes de dénombrement. </text:p>
          </table:table-cell>
          <table:table-cell office:value-type="string" calcext:value-type="string">
            <text:p>&lt;/td&gt;&lt;td id="lecc"&gt;&lt;a class="lec" href=<text:a xlink:href="https://i.pinimg.com/originals/64/7b/b8/647bb8dcc4a4de55a3e8774418262afa.gif" xlink:type="simple">https://i.pinimg.com/originals/64/7b/b8/647bb8dcc4a4de55a3e8774418262afa.gif</text:a>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.pdf&gt;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&lt;/a&gt;</text:p>
          </table:table-cell>
          <table:table-cell office:value-type="string" calcext:value-type="string">
            <text:p><text:s/>- </text:p>
          </table:table-cell>
          <table:table-cell table:style-name="ce2" office:value-type="string" calcext:value-type="string">
            <text:p>Impasse. </text:p>
          </table:table-cell>
          <table:table-cell office:value-type="string" calcext:value-type="string">
            <text:p>&lt;/td&gt;&lt;/tr&gt;</text:p>
          </table:table-cell>
          <table:table-cell/>
          <table:table-cell table:formula="of:=CONCATENATE([.A34];[.B34];[.C34];[.D34];[.E34];[.F34];[.G34];[.H34];[.I34];[.J34];[.K34];[.L34];[.M34];[.N34];[.O34];[.P34])" office:value-type="string" office:string-value="&lt;tr id=&quot;lecl&quot;&gt;&lt;td id=&quot;lecc&quot;&gt;&lt;a class=&quot;lec&quot; href=lec/190.pdf&gt;190&lt;/a&gt; - Méthodes combinatoires, problèmes de dénombrement. &lt;/td&gt;&lt;td id=&quot;lecc&quot;&gt;&lt;a class=&quot;lec&quot; href=https://i.pinimg.com/originals/64/7b/b8/647bb8dcc4a4de55a3e8774418262afa.gif264.pdf&gt;264&lt;/a&gt; - Impasse. &lt;/td&gt;&lt;/tr&gt;" calcext:value-type="string">
            <text:p>&lt;tr id="lecl"&gt;&lt;td id="lecc"&gt;&lt;a class="lec" href=lec/190.pdf&gt;190&lt;/a&gt; - Méthodes combinatoires, problèmes de dénombrement. &lt;/td&gt;&lt;td id="lecc"&gt;&lt;a class="lec" href=https://i.pinimg.com/originals/64/7b/b8/647bb8dcc4a4de55a3e8774418262afa.gif264.pdf&gt;264&lt;/a&gt; - Impasse. &lt;/td&gt;&lt;/tr&gt;</text:p>
          </table:table-cell>
        </table:table-row>
        <table:table-row table:style-name="ro1">
          <table:table-cell office:value-type="string" calcext:value-type="string">
            <text:p>&lt;tr id="lecl"&gt;&lt;td id="lecc"&gt;</text:p>
          </table:table-cell>
          <table:table-cell office:value-type="string" calcext:value-type="string">
            <text:p>&lt;a class="lec" href=lec/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.pdf&gt;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&lt;/a&gt;</text:p>
          </table:table-cell>
          <table:table-cell office:value-type="string" calcext:value-type="string">
            <text:p><text:s/>- </text:p>
          </table:table-cell>
          <table:table-cell table:style-name="ce2" office:value-type="string" calcext:value-type="string">
            <text:p>Exemples d'utilisation des techniques d'algèbre en géométrie. </text:p>
          </table:table-cell>
          <table:table-cell office:value-type="string" calcext:value-type="string">
            <text:p>&lt;/td&gt;&lt;td id="lecc"&gt;&lt;a class="lec" href=lec/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.pdf&gt;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&lt;/a&gt;</text:p>
          </table:table-cell>
          <table:table-cell office:value-type="string" calcext:value-type="string">
            <text:p><text:s/>- </text:p>
          </table:table-cell>
          <table:table-cell table:style-name="ce2" office:value-type="string" calcext:value-type="string">
            <text:p>Exemples d'études et applications de fonctions usuelles et spéciales. </text:p>
          </table:table-cell>
          <table:table-cell office:value-type="string" calcext:value-type="string">
            <text:p>&lt;/td&gt;&lt;/tr&gt;</text:p>
          </table:table-cell>
          <table:table-cell/>
          <table:table-cell table:formula="of:=CONCATENATE([.A35];[.B35];[.C35];[.D35];[.E35];[.F35];[.G35];[.H35];[.I35];[.J35];[.K35];[.L35];[.M35];[.N35];[.O35];[.P35])" office:value-type="string" office:string-value="&lt;tr id=&quot;lecl&quot;&gt;&lt;td id=&quot;lecc&quot;&gt;&lt;a class=&quot;lec&quot; href=lec/191.pdf&gt;191&lt;/a&gt; - Exemples d'utilisation des techniques d'algèbre en géométrie. &lt;/td&gt;&lt;td id=&quot;lecc&quot;&gt;&lt;a class=&quot;lec&quot; href=lec/265.pdf&gt;265&lt;/a&gt; - Exemples d'études et applications de fonctions usuelles et spéciales. &lt;/td&gt;&lt;/tr&gt;" calcext:value-type="string">
            <text:p>&lt;tr id="lecl"&gt;&lt;td id="lecc"&gt;&lt;a class="lec" href=lec/191.pdf&gt;191&lt;/a&gt; - Exemples d'utilisation des techniques d'algèbre en géométrie. &lt;/td&gt;&lt;td id="lecc"&gt;&lt;a class="lec" href=lec/265.pdf&gt;265&lt;/a&gt; - Exemples d'études et applications de fonctions usuelles et spéciales. &lt;/td&gt;&lt;/tr&gt;</text:p>
          </table:table-cell>
        </table:table-row>
        <table:table-row table:style-name="ro1">
          <table:table-cell office:value-type="string" calcext:value-type="string">
            <text:p>&lt;tr id="lecl"&gt;&lt;td id="lecc"&gt;</text:p>
          </table:table-cell>
          <table:table-cell table:number-columns-repeated="7"/>
          <table:table-cell office:value-type="string" calcext:value-type="string">
            <text:p>&lt;/td&gt;&lt;td id="lecc"&gt;&lt;a class="lec" href=<text:a xlink:href="https://i.pinimg.com/originals/64/7b/b8/647bb8dcc4a4de55a3e8774418262afa.gif" xlink:type="simple">https://i.pinimg.com/originals/64/7b/b8/647bb8dcc4a4de55a3e8774418262afa.gif</text:a>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.pdf&gt;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&lt;/a&gt;</text:p>
          </table:table-cell>
          <table:table-cell office:value-type="string" calcext:value-type="string">
            <text:p><text:s/>- </text:p>
          </table:table-cell>
          <table:table-cell table:style-name="ce2" office:value-type="string" calcext:value-type="string">
            <text:p>Impasse. </text:p>
          </table:table-cell>
          <table:table-cell office:value-type="string" calcext:value-type="string">
            <text:p>&lt;/td&gt;&lt;/tr&gt;</text:p>
          </table:table-cell>
          <table:table-cell/>
          <table:table-cell table:formula="of:=CONCATENATE([.A36];[.B36];[.C36];[.D36];[.E36];[.F36];[.G36];[.H36];[.I36];[.J36];[.K36];[.L36];[.M36];[.N36];[.O36];[.P36])" office:value-type="string" office:string-value="&lt;tr id=&quot;lecl&quot;&gt;&lt;td id=&quot;lecc&quot;&gt;&lt;/td&gt;&lt;td id=&quot;lecc&quot;&gt;&lt;a class=&quot;lec&quot; href=https://i.pinimg.com/originals/64/7b/b8/647bb8dcc4a4de55a3e8774418262afa.gif266.pdf&gt;266&lt;/a&gt; - Impasse. &lt;/td&gt;&lt;/tr&gt;" calcext:value-type="string">
            <text:p>&lt;tr id="lecl"&gt;&lt;td id="lecc"&gt;&lt;/td&gt;&lt;td id="lecc"&gt;&lt;a class="lec" href=https://i.pinimg.com/originals/64/7b/b8/647bb8dcc4a4de55a3e8774418262afa.gif266.pdf&gt;266&lt;/a&gt; - Impasse. &lt;/td&gt;&lt;/tr&gt;</text:p>
          </table:table-cell>
        </table:table-row>
        <table:table-row table:style-name="ro1">
          <table:table-cell office:value-type="string" calcext:value-type="string">
            <text:p>&lt;tr id="lecl"&gt;&lt;td id="lecc"&gt;</text:p>
          </table:table-cell>
          <table:table-cell table:number-columns-repeated="7"/>
          <table:table-cell office:value-type="string" calcext:value-type="string">
            <text:p>&lt;/td&gt;&lt;td id="lecc"&gt;&lt;a class="lec" href=<text:a xlink:href="https://i.pinimg.com/originals/64/7b/b8/647bb8dcc4a4de55a3e8774418262afa.gif" xlink:type="simple">https://i.pinimg.com/originals/64/7b/b8/647bb8dcc4a4de55a3e8774418262afa.gif</text:a>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.pdf&gt;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&lt;/a&gt;</text:p>
          </table:table-cell>
          <table:table-cell office:value-type="string" calcext:value-type="string">
            <text:p><text:s/>- </text:p>
          </table:table-cell>
          <table:table-cell table:style-name="ce2" office:value-type="string" calcext:value-type="string">
            <text:p>Impasse. </text:p>
          </table:table-cell>
          <table:table-cell office:value-type="string" calcext:value-type="string">
            <text:p>&lt;/td&gt;&lt;/tr&gt;</text:p>
          </table:table-cell>
          <table:table-cell/>
          <table:table-cell table:formula="of:=CONCATENATE([.A37];[.B37];[.C37];[.D37];[.E37];[.F37];[.G37];[.H37];[.I37];[.J37];[.K37];[.L37];[.M37];[.N37];[.O37];[.P37])" office:value-type="string" office:string-value="&lt;tr id=&quot;lecl&quot;&gt;&lt;td id=&quot;lecc&quot;&gt;&lt;/td&gt;&lt;td id=&quot;lecc&quot;&gt;&lt;a class=&quot;lec&quot; href=https://i.pinimg.com/originals/64/7b/b8/647bb8dcc4a4de55a3e8774418262afa.gif267.pdf&gt;267&lt;/a&gt; - Impasse. &lt;/td&gt;&lt;/tr&gt;" calcext:value-type="string">
            <text:p>&lt;tr id="lecl"&gt;&lt;td id="lecc"&gt;&lt;/td&gt;&lt;td id="lecc"&gt;&lt;a class="lec" href=https://i.pinimg.com/originals/64/7b/b8/647bb8dcc4a4de55a3e8774418262afa.gif267.pdf&gt;267&lt;/a&gt; - Impasse. &lt;/td&gt;&lt;/tr&gt;</text:p>
          </table:table-cell>
        </table:table-row>
        <table:table-row table:style-name="ro1">
          <table:table-cell table:number-columns-repeated="18"/>
        </table:table-row>
        <table:table-row table:style-name="ro1" table:number-rows-repeated="1048537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7">00/00/0000</text:date>, <text:time style:data-style-name="N2" text:time-value="23:10:11.44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5-16T00:24:30.689000000</meta:creation-date>
    <dc:date>2024-03-17T23:22:18.606000000</dc:date>
    <meta:editing-duration>PT1H29M5S</meta:editing-duration>
    <meta:editing-cycles>6</meta:editing-cycles>
    <meta:generator>LibreOffice/7.5.8.2$Windows_X86_64 LibreOffice_project/f718d63693263970429a68f568db6046aaa9df01</meta:generator>
    <meta:document-statistic meta:table-count="1" meta:cell-count="615" meta:object-count="0"/>
  </office:meta>
</office:document-meta>
</file>